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94">
            <text:p>19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38">
            <text:p>33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02">
            <text:p>40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228">
            <text:p>1922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030">
            <text:p>2003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3801">
            <text:p>2380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5">
            <text:p>2021-03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28)">
            <text:p>(0.87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16.875">
            <text:p>-316.87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36086276262852">
            <text:p>-0.0236086276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8462243212859">
            <text:p>0.9184622432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9.0119563046853">
            <text:p>-29.0119563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19.875">
            <text:p>-119.875</text:p>
          </table:table-cell>
          <table:table-cell office:value-type="float" office:value="-269.375">
            <text:p>-269.375</text:p>
          </table:table-cell>
          <table:table-cell office:value-type="float" office:value="-139.125">
            <text:p>-139.125</text:p>
          </table:table-cell>
          <table:table-cell office:value-type="float" office:value="-0.0124610187110187">
            <text:p>-0.0124610187</text:p>
          </table:table-cell>
          <table:table-cell office:value-type="float" office:value="-0.0211856075501376">
            <text:p>-0.0211856076</text:p>
          </table:table-cell>
          <table:table-cell office:value-type="float" office:value="-0.00714964797779948">
            <text:p>-0.007149648</text:p>
          </table:table-cell>
          <table:table-cell office:value-type="float" office:value="0.956690777406574">
            <text:p>0.9566907774</text:p>
          </table:table-cell>
          <table:table-cell office:value-type="float" office:value="0.926730080310364">
            <text:p>0.9267300803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32.370023048258">
            <text:p>-32.370023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94">
            <text:p>9194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6">
            <text:p>-16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0174026539047205">
            <text:p>-0.0017402654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93915007039661">
            <text:p>0.993915007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9122">
            <text:p>9122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85.75">
            <text:p>-85.75</text:p>
          </table:table-cell>
          <table:table-cell office:value-type="float" office:value="-181.375">
            <text:p>-181.375</text:p>
          </table:table-cell>
          <table:table-cell office:value-type="float" office:value="-269.125">
            <text:p>-269.125</text:p>
          </table:table-cell>
          <table:table-cell office:value-type="float" office:value="-0.0094003508002631">
            <text:p>-0.0094003508</text:p>
          </table:table-cell>
          <table:table-cell office:value-type="float" office:value="-0.0138222069806432">
            <text:p>-0.013822207</text:p>
          </table:table-cell>
          <table:table-cell office:value-type="float" office:value="-0.0149538812024226">
            <text:p>-0.0149538812</text:p>
          </table:table-cell>
          <table:table-cell office:value-type="float" office:value="0.967271970725608">
            <text:p>0.9672719707</text:p>
          </table:table-cell>
          <table:table-cell office:value-type="float" office:value="0.951996740243148">
            <text:p>0.9519967402</text:p>
          </table:table-cell>
          <table:table-cell office:value-type="float" office:value="0.948099708175033">
            <text:p>0.9480997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705">
            <text:p>8705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189.875">
            <text:p>-189.875</text:p>
          </table:table-cell>
          <table:table-cell office:value-type="float" office:value="-237.25">
            <text:p>-237.25</text:p>
          </table:table-cell>
          <table:table-cell office:value-type="float" office:value="-337.5">
            <text:p>-337.5</text:p>
          </table:table-cell>
          <table:table-cell office:value-type="float" office:value="-0.0218121769098219">
            <text:p>-0.0218121769</text:p>
          </table:table-cell>
          <table:table-cell office:value-type="float" office:value="-0.0180583041558837">
            <text:p>-0.0180583042</text:p>
          </table:table-cell>
          <table:table-cell office:value-type="float" office:value="-0.0185531306690121">
            <text:p>-0.0185531307</text:p>
          </table:table-cell>
          <table:table-cell office:value-type="float" office:value="0.924589892096252">
            <text:p>0.9245898921</text:p>
          </table:table-cell>
          <table:table-cell office:value-type="float" office:value="0.93743509605842">
            <text:p>0.9374350961</text:p>
          </table:table-cell>
          <table:table-cell office:value-type="float" office:value="0.935738711227395">
            <text:p>0.9357387112</text:p>
          </table:table-cell>
          <table:table-cell office:value-type="float" office:value="-31.4301444277692">
            <text:p>-31.4301444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534">
            <text:p>534</text:p>
          </table:table-cell>
          <table:table-cell office:value-type="float" office:value="9165">
            <text:p>9165</text:p>
          </table:table-cell>
          <table:table-cell office:value-type="float" office:value="12320">
            <text:p>12320</text:p>
          </table:table-cell>
          <table:table-cell office:value-type="float" office:value="17138">
            <text:p>17138</text:p>
          </table:table-cell>
          <table:table-cell office:value-type="float" office:value="-193.75">
            <text:p>-193.75</text:p>
          </table:table-cell>
          <table:table-cell office:value-type="float" office:value="-194.75">
            <text:p>-194.75</text:p>
          </table:table-cell>
          <table:table-cell office:value-type="float" office:value="-379.125">
            <text:p>-379.125</text:p>
          </table:table-cell>
          <table:table-cell office:value-type="float" office:value="-0.0211402073104201">
            <text:p>-0.0211402073</text:p>
          </table:table-cell>
          <table:table-cell office:value-type="float" office:value="-0.0158076298701299">
            <text:p>-0.0158076299</text:p>
          </table:table-cell>
          <table:table-cell office:value-type="float" office:value="-0.0221218928696464">
            <text:p>-0.0221218929</text:p>
          </table:table-cell>
          <table:table-cell office:value-type="float" office:value="0.92688521480918">
            <text:p>0.9268852148</text:p>
          </table:table-cell>
          <table:table-cell office:value-type="float" office:value="0.945163062532283">
            <text:p>0.9451630625</text:p>
          </table:table-cell>
          <table:table-cell office:value-type="float" office:value="0.923532556118744">
            <text:p>0.9235325561</text:p>
          </table:table-cell>
          <table:table-cell office:value-type="float" office:value="-32.4402898199245">
            <text:p>-32.4402898199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1187">
            <text:p>118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9265">
            <text:p>9265</text:p>
          </table:table-cell>
          <table:table-cell office:value-type="float" office:value="12085">
            <text:p>12085</text:p>
          </table:table-cell>
          <table:table-cell office:value-type="float" office:value="17158">
            <text:p>17158</text:p>
          </table:table-cell>
          <table:table-cell office:value-type="float" office:value="-86.875">
            <text:p>-86.875</text:p>
          </table:table-cell>
          <table:table-cell office:value-type="float" office:value="-122.875">
            <text:p>-122.875</text:p>
          </table:table-cell>
          <table:table-cell office:value-type="float" office:value="-378.5">
            <text:p>-378.5</text:p>
          </table:table-cell>
          <table:table-cell office:value-type="float" office:value="-0.00937668645439827">
            <text:p>-0.0093766865</text:p>
          </table:table-cell>
          <table:table-cell office:value-type="float" office:value="-0.0101675630947456">
            <text:p>-0.0101675631</text:p>
          </table:table-cell>
          <table:table-cell office:value-type="float" office:value="-0.0220596806154563">
            <text:p>-0.0220596806</text:p>
          </table:table-cell>
          <table:table-cell office:value-type="float" office:value="0.96735392501738">
            <text:p>0.967353925</text:p>
          </table:table-cell>
          <table:table-cell office:value-type="float" office:value="0.96461615267339">
            <text:p>0.9646161527</text:p>
          </table:table-cell>
          <table:table-cell office:value-type="float" office:value="0.92374491168326">
            <text:p>0.9237449117</text:p>
          </table:table-cell>
          <table:table-cell table:number-columns-repeated="2" office:value-type="float" office:value="0">
            <text:p>0</text:p>
          </table:table-cell>
          <table:table-cell office:value-type="float" office:value="-31.0735892571914">
            <text:p>-31.073589257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9038">
            <text:p>9038</text:p>
          </table:table-cell>
          <table:table-cell office:value-type="float" office:value="12840">
            <text:p>12840</text:p>
          </table:table-cell>
          <table:table-cell office:value-type="float" office:value="17997">
            <text:p>17997</text:p>
          </table:table-cell>
          <table:table-cell office:value-type="float" office:value="-56.875">
            <text:p>-56.875</text:p>
          </table:table-cell>
          <table:table-cell office:value-type="float" office:value="-210.75">
            <text:p>-210.75</text:p>
          </table:table-cell>
          <table:table-cell office:value-type="float" office:value="-269.125">
            <text:p>-269.125</text:p>
          </table:table-cell>
          <table:table-cell office:value-type="float" office:value="-0.00629287452976322">
            <text:p>-0.0062928745</text:p>
          </table:table-cell>
          <table:table-cell office:value-type="float" office:value="-0.0164135514018692">
            <text:p>-0.0164135514</text:p>
          </table:table-cell>
          <table:table-cell office:value-type="float" office:value="-0.0149538812024226">
            <text:p>-0.0149538812</text:p>
          </table:table-cell>
          <table:table-cell office:value-type="float" office:value="0.97805255567473">
            <text:p>0.9780525557</text:p>
          </table:table-cell>
          <table:table-cell office:value-type="float" office:value="0.943080603245917">
            <text:p>0.9430806032</text:p>
          </table:table-cell>
          <table:table-cell office:value-type="float" office:value="0.948099708175033">
            <text:p>0.9480997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8826">
            <text:p>8826</text:p>
          </table:table-cell>
          <table:table-cell office:value-type="float" office:value="11642">
            <text:p>11642</text:p>
          </table:table-cell>
          <table:table-cell office:value-type="float" office:value="18223">
            <text:p>18223</text:p>
          </table:table-cell>
          <table:table-cell office:value-type="float" office:value="-153.125">
            <text:p>-153.125</text:p>
          </table:table-cell>
          <table:table-cell office:value-type="float" office:value="-50.125">
            <text:p>-50.125</text:p>
          </table:table-cell>
          <table:table-cell office:value-type="float" office:value="-277.625">
            <text:p>-277.625</text:p>
          </table:table-cell>
          <table:table-cell office:value-type="float" office:value="-0.0173493088601858">
            <text:p>-0.0173493089</text:p>
          </table:table-cell>
          <table:table-cell office:value-type="float" office:value="-0.00430553169558495">
            <text:p>-0.0043055317</text:p>
          </table:table-cell>
          <table:table-cell office:value-type="float" office:value="-0.0152348680239258">
            <text:p>-0.015234868</text:p>
          </table:table-cell>
          <table:table-cell office:value-type="float" office:value="0.939867376084485">
            <text:p>0.9398673761</text:p>
          </table:table-cell>
          <table:table-cell office:value-type="float" office:value="0.984966972767689">
            <text:p>0.9849669728</text:p>
          </table:table-cell>
          <table:table-cell office:value-type="float" office:value="0.947132880275524">
            <text:p>0.94713288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46">
            <text:p>1146</text:p>
          </table:table-cell>
          <table:table-cell office:value-type="float" office:value="8360">
            <text:p>8360</text:p>
          </table:table-cell>
          <table:table-cell office:value-type="float" office:value="11437">
            <text:p>11437</text:p>
          </table:table-cell>
          <table:table-cell office:value-type="float" office:value="16605">
            <text:p>16605</text:p>
          </table:table-cell>
          <table:table-cell office:value-type="float" office:value="-77.875">
            <text:p>-77.875</text:p>
          </table:table-cell>
          <table:table-cell office:value-type="float" office:value="-215.25">
            <text:p>-215.25</text:p>
          </table:table-cell>
          <table:table-cell office:value-type="float" office:value="-189.375">
            <text:p>-189.375</text:p>
          </table:table-cell>
          <table:table-cell office:value-type="float" office:value="-0.00931519138755981">
            <text:p>-0.0093151914</text:p>
          </table:table-cell>
          <table:table-cell office:value-type="float" office:value="-0.0188204948850223">
            <text:p>-0.0188204949</text:p>
          </table:table-cell>
          <table:table-cell office:value-type="float" office:value="-0.0114046973803071">
            <text:p>-0.0114046974</text:p>
          </table:table-cell>
          <table:table-cell office:value-type="float" office:value="0.967566904813091">
            <text:p>0.9675669048</text:p>
          </table:table-cell>
          <table:table-cell office:value-type="float" office:value="0.934822521516748">
            <text:p>0.9348225215</text:p>
          </table:table-cell>
          <table:table-cell office:value-type="float" office:value="0.960338490728704">
            <text:p>0.9603384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table:number-columns-repeated="2" office:value-type="float" office:value="461">
            <text:p>461</text:p>
          </table:table-cell>
          <table:table-cell office:value-type="float" office:value="8290">
            <text:p>8290</text:p>
          </table:table-cell>
          <table:table-cell office:value-type="float" office:value="11662">
            <text:p>11662</text:p>
          </table:table-cell>
          <table:table-cell office:value-type="float" office:value="16529">
            <text:p>16529</text:p>
          </table:table-cell>
          <table:table-cell office:value-type="float" office:value="-42">
            <text:p>-42</text:p>
          </table:table-cell>
          <table:table-cell office:value-type="float" office:value="-55.625">
            <text:p>-55.625</text:p>
          </table:table-cell>
          <table:table-cell office:value-type="float" office:value="-193.875">
            <text:p>-193.875</text:p>
          </table:table-cell>
          <table:table-cell office:value-type="float" office:value="-0.00506634499396864">
            <text:p>-0.005066345</text:p>
          </table:table-cell>
          <table:table-cell office:value-type="float" office:value="-0.00476976504887669">
            <text:p>-0.004769765</text:p>
          </table:table-cell>
          <table:table-cell office:value-type="float" office:value="-0.0117293847177688">
            <text:p>-0.0117293847</text:p>
          </table:table-cell>
          <table:table-cell office:value-type="float" office:value="0.982318101510242">
            <text:p>0.9823181015</text:p>
          </table:table-cell>
          <table:table-cell office:value-type="float" office:value="0.98335041361983">
            <text:p>0.9833504136</text:p>
          </table:table-cell>
          <table:table-cell office:value-type="float" office:value="0.95921680728089">
            <text:p>0.95921680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006">
            <text:p>8006</text:p>
          </table:table-cell>
          <table:table-cell office:value-type="float" office:value="11565">
            <text:p>11565</text:p>
          </table:table-cell>
          <table:table-cell office:value-type="float" office:value="17313">
            <text:p>17313</text:p>
          </table:table-cell>
          <table:table-cell office:value-type="float" office:value="-163.5">
            <text:p>-163.5</text:p>
          </table:table-cell>
          <table:table-cell office:value-type="float" office:value="-62.5">
            <text:p>-62.5</text:p>
          </table:table-cell>
          <table:table-cell office:value-type="float" office:value="-175.75">
            <text:p>-175.75</text:p>
          </table:table-cell>
          <table:table-cell office:value-type="float" office:value="-0.0204221833624781">
            <text:p>-0.0204221834</text:p>
          </table:table-cell>
          <table:table-cell office:value-type="float" office:value="-0.00540423692174665">
            <text:p>-0.0054042369</text:p>
          </table:table-cell>
          <table:table-cell office:value-type="float" office:value="-0.0101513313694911">
            <text:p>-0.0101513314</text:p>
          </table:table-cell>
          <table:table-cell office:value-type="float" office:value="0.929339806754976">
            <text:p>0.9293398068</text:p>
          </table:table-cell>
          <table:table-cell office:value-type="float" office:value="0.981142414096231">
            <text:p>0.9811424141</text:p>
          </table:table-cell>
          <table:table-cell office:value-type="float" office:value="0.964672317282784">
            <text:p>0.9646723173</text:p>
          </table:table-cell>
          <table:table-cell office:value-type="float" office:value="-33.5931295445383">
            <text:p>-33.5931295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71">
            <text:p>971</text:p>
          </table:table-cell>
          <table:table-cell office:value-type="float" office:value="8078">
            <text:p>8078</text:p>
          </table:table-cell>
          <table:table-cell office:value-type="float" office:value="11136">
            <text:p>11136</text:p>
          </table:table-cell>
          <table:table-cell office:value-type="float" office:value="15827">
            <text:p>15827</text:p>
          </table:table-cell>
          <table:table-cell office:value-type="float" office:value="-120.625">
            <text:p>-120.625</text:p>
          </table:table-cell>
          <table:table-cell office:value-type="float" office:value="-262">
            <text:p>-262</text:p>
          </table:table-cell>
          <table:table-cell office:value-type="float" office:value="-124.75">
            <text:p>-124.75</text:p>
          </table:table-cell>
          <table:table-cell office:value-type="float" office:value="-0.0149325328051498">
            <text:p>-0.0149325328</text:p>
          </table:table-cell>
          <table:table-cell office:value-type="float" office:value="-0.0235272988505747">
            <text:p>-0.0235272989</text:p>
          </table:table-cell>
          <table:table-cell office:value-type="float" office:value="-0.00788210020850445">
            <text:p>-0.0078821002</text:p>
          </table:table-cell>
          <table:table-cell office:value-type="float" office:value="0.94817317703249">
            <text:p>0.948173177</text:p>
          </table:table-cell>
          <table:table-cell office:value-type="float" office:value="0.918739380253749">
            <text:p>0.9187393803</text:p>
          </table:table-cell>
          <table:table-cell office:value-type="float" office:value="0.97253441917748">
            <text:p>0.9725344192</text:p>
          </table:table-cell>
          <table:table-cell office:value-type="float" office:value="0">
            <text:p>0</text:p>
          </table:table-cell>
          <table:table-cell office:value-type="float" office:value="-29.1134519644224">
            <text:p>-29.1134519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360">
            <text:p>8360</text:p>
          </table:table-cell>
          <table:table-cell office:value-type="float" office:value="10838">
            <text:p>10838</text:p>
          </table:table-cell>
          <table:table-cell office:value-type="float" office:value="15550">
            <text:p>15550</text:p>
          </table:table-cell>
          <table:table-cell office:value-type="float" office:value="-77.875">
            <text:p>-77.875</text:p>
          </table:table-cell>
          <table:table-cell office:value-type="float" office:value="-78">
            <text:p>-78</text:p>
          </table:table-cell>
          <table:table-cell office:value-type="float" office:value="-299.5">
            <text:p>-299.5</text:p>
          </table:table-cell>
          <table:table-cell office:value-type="float" office:value="-0.00931519138755981">
            <text:p>-0.0093151914</text:p>
          </table:table-cell>
          <table:table-cell office:value-type="float" office:value="-0.00719689979701052">
            <text:p>-0.0071968998</text:p>
          </table:table-cell>
          <table:table-cell office:value-type="float" office:value="-0.0192604501607717">
            <text:p>-0.0192604502</text:p>
          </table:table-cell>
          <table:table-cell office:value-type="float" office:value="0.967566904813091">
            <text:p>0.9675669048</text:p>
          </table:table-cell>
          <table:table-cell office:value-type="float" office:value="0.974912369629172">
            <text:p>0.9749123696</text:p>
          </table:table-cell>
          <table:table-cell office:value-type="float" office:value="0.933315515720474">
            <text:p>0.9333155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270">
            <text:p>8270</text:p>
          </table:table-cell>
          <table:table-cell office:value-type="float" office:value="11860">
            <text:p>11860</text:p>
          </table:table-cell>
          <table:table-cell office:value-type="float" office:value="16455">
            <text:p>16455</text:p>
          </table:table-cell>
          <table:table-cell office:value-type="float" office:value="-17.25">
            <text:p>-17.25</text:p>
          </table:table-cell>
          <table:table-cell office:value-type="float" office:value="-45.25">
            <text:p>-45.25</text:p>
          </table:table-cell>
          <table:table-cell office:value-type="float" office:value="-149.75">
            <text:p>-149.75</text:p>
          </table:table-cell>
          <table:table-cell office:value-type="float" office:value="-0.00208585247883918">
            <text:p>-0.0020858525</text:p>
          </table:table-cell>
          <table:table-cell office:value-type="float" office:value="-0.00381534569983137">
            <text:p>-0.0038153457</text:p>
          </table:table-cell>
          <table:table-cell office:value-type="float" office:value="-0.0091005773321179">
            <text:p>-0.0091005773</text:p>
          </table:table-cell>
          <table:table-cell office:value-type="float" office:value="0.992708043853967">
            <text:p>0.9927080439</text:p>
          </table:table-cell>
          <table:table-cell office:value-type="float" office:value="0.986674821501696">
            <text:p>0.9866748215</text:p>
          </table:table-cell>
          <table:table-cell office:value-type="float" office:value="0.968310307532832">
            <text:p>0.96831030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006">
            <text:p>8006</text:p>
          </table:table-cell>
          <table:table-cell office:value-type="float" office:value="11150">
            <text:p>11150</text:p>
          </table:table-cell>
          <table:table-cell office:value-type="float" office:value="17243">
            <text:p>17243</text:p>
          </table:table-cell>
          <table:table-cell office:value-type="float" office:value="-163.5">
            <text:p>-163.5</text:p>
          </table:table-cell>
          <table:table-cell office:value-type="float" office:value="8.75">
            <text:p>8.75</text:p>
          </table:table-cell>
          <table:table-cell office:value-type="float" office:value="-205.25">
            <text:p>-205.25</text:p>
          </table:table-cell>
          <table:table-cell office:value-type="float" office:value="-0.0204221833624781">
            <text:p>-0.0204221834</text:p>
          </table:table-cell>
          <table:table-cell office:value-type="float" office:value="0.0007847533632287">
            <text:p>0.0007847534</text:p>
          </table:table-cell>
          <table:table-cell office:value-type="float" office:value="-0.0119033810821783">
            <text:p>-0.0119033811</text:p>
          </table:table-cell>
          <table:table-cell office:value-type="float" office:value="0.929339806754976">
            <text:p>0.9293398068</text:p>
          </table:table-cell>
          <table:table-cell office:value-type="float" office:value="1.00274784381347">
            <text:p>1.0027478438</text:p>
          </table:table-cell>
          <table:table-cell office:value-type="float" office:value="0.958615879555504">
            <text:p>0.9586158796</text:p>
          </table:table-cell>
          <table:table-cell office:value-type="float" office:value="-33.5931295445383">
            <text:p>-33.5931295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134">
            <text:p>8134</text:p>
          </table:table-cell>
          <table:table-cell office:value-type="float" office:value="10427">
            <text:p>10427</text:p>
          </table:table-cell>
          <table:table-cell office:value-type="float" office:value="15741">
            <text:p>15741</text:p>
          </table:table-cell>
          <table:table-cell office:value-type="float" office:value="91.375">
            <text:p>91.375</text:p>
          </table:table-cell>
          <table:table-cell office:value-type="float" office:value="103.875">
            <text:p>103.875</text:p>
          </table:table-cell>
          <table:table-cell office:value-type="float" office:value="-183.875">
            <text:p>-183.875</text:p>
          </table:table-cell>
          <table:table-cell office:value-type="float" office:value="0.0112337103516105">
            <text:p>0.0112337104</text:p>
          </table:table-cell>
          <table:table-cell office:value-type="float" office:value="0.00996211757936127">
            <text:p>0.0099621176</text:p>
          </table:table-cell>
          <table:table-cell office:value-type="float" office:value="-0.0116812781907122">
            <text:p>-0.0116812782</text:p>
          </table:table-cell>
          <table:table-cell office:value-type="float" office:value="1.03956533087723">
            <text:p>1.0395653309</text:p>
          </table:table-cell>
          <table:table-cell office:value-type="float" office:value="1.03506192934963">
            <text:p>1.0350619293</text:p>
          </table:table-cell>
          <table:table-cell office:value-type="float" office:value="0.959382972762438">
            <text:p>0.95938297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961">
            <text:p>7961</text:p>
          </table:table-cell>
          <table:table-cell office:value-type="float" office:value="10729">
            <text:p>10729</text:p>
          </table:table-cell>
          <table:table-cell office:value-type="float" office:value="14687">
            <text:p>14687</text:p>
          </table:table-cell>
          <table:table-cell office:value-type="float" office:value="169.5">
            <text:p>169.5</text:p>
          </table:table-cell>
          <table:table-cell office:value-type="float" office:value="-143.5">
            <text:p>-143.5</text:p>
          </table:table-cell>
          <table:table-cell office:value-type="float" office:value="-118">
            <text:p>-118</text:p>
          </table:table-cell>
          <table:table-cell office:value-type="float" office:value="0.0212912950634342">
            <text:p>0.0212912951</text:p>
          </table:table-cell>
          <table:table-cell office:value-type="float" office:value="-0.0133749650480007">
            <text:p>-0.013374965</text:p>
          </table:table-cell>
          <table:table-cell office:value-type="float" office:value="-0.00803431606182338">
            <text:p>-0.0080343161</text:p>
          </table:table-cell>
          <table:table-cell office:value-type="float" office:value="1.07540803844316">
            <text:p>1.0754080384</text:p>
          </table:table-cell>
          <table:table-cell office:value-type="float" office:value="0.953538246124466">
            <text:p>0.9535382461</text:p>
          </table:table-cell>
          <table:table-cell office:value-type="float" office:value="0.972006412243397">
            <text:p>0.9720064122</text:p>
          </table:table-cell>
          <table:table-cell office:value-type="float" office:value="32.9007826601921">
            <text:p>32.9007826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694">
            <text:p>694</text:p>
          </table:table-cell>
          <table:table-cell office:value-type="float" office:value="7896">
            <text:p>7896</text:p>
          </table:table-cell>
          <table:table-cell office:value-type="float" office:value="10533">
            <text:p>10533</text:p>
          </table:table-cell>
          <table:table-cell office:value-type="float" office:value="16030">
            <text:p>16030</text:p>
          </table:table-cell>
          <table:table-cell office:value-type="float" office:value="-2.25">
            <text:p>-2.25</text:p>
          </table:table-cell>
          <table:table-cell office:value-type="float" office:value="-115.25">
            <text:p>-115.25</text:p>
          </table:table-cell>
          <table:table-cell office:value-type="float" office:value="-102.75">
            <text:p>-102.75</text:p>
          </table:table-cell>
          <table:table-cell office:value-type="float" office:value="-0.000284954407294833">
            <text:p>-0.0002849544</text:p>
          </table:table-cell>
          <table:table-cell office:value-type="float" office:value="-0.0109418019557581">
            <text:p>-0.010941802</text:p>
          </table:table-cell>
          <table:table-cell office:value-type="float" office:value="-0.00640985651902682">
            <text:p>-0.0064098565</text:p>
          </table:table-cell>
          <table:table-cell office:value-type="float" office:value="0.999002818724536">
            <text:p>0.9990028187</text:p>
          </table:table-cell>
          <table:table-cell office:value-type="float" office:value="0.961938350293723">
            <text:p>0.9619383503</text:p>
          </table:table-cell>
          <table:table-cell office:value-type="float" office:value="0.977646031254171">
            <text:p>0.97764603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8007">
            <text:p>8007</text:p>
          </table:table-cell>
          <table:table-cell office:value-type="float" office:value="10312">
            <text:p>10312</text:p>
          </table:table-cell>
          <table:table-cell office:value-type="float" office:value="15124">
            <text:p>15124</text:p>
          </table:table-cell>
          <table:table-cell office:value-type="float" office:value="-181.75">
            <text:p>-181.75</text:p>
          </table:table-cell>
          <table:table-cell office:value-type="float" office:value="-168.25">
            <text:p>-168.25</text:p>
          </table:table-cell>
          <table:table-cell office:value-type="float" office:value="-9.5">
            <text:p>-9.5</text:p>
          </table:table-cell>
          <table:table-cell office:value-type="float" office:value="-0.0226988884725865">
            <text:p>-0.0226988885</text:p>
          </table:table-cell>
          <table:table-cell office:value-type="float" office:value="-0.0163159425911559">
            <text:p>-0.0163159426</text:p>
          </table:table-cell>
          <table:table-cell office:value-type="float" office:value="-0.000628140703517588">
            <text:p>-0.0006281407</text:p>
          </table:table-cell>
          <table:table-cell office:value-type="float" office:value="0.921563759840213">
            <text:p>0.9215637598</text:p>
          </table:table-cell>
          <table:table-cell office:value-type="float" office:value="0.943415972496925">
            <text:p>0.9434159725</text:p>
          </table:table-cell>
          <table:table-cell office:value-type="float" office:value="0.997802280876746">
            <text:p>0.9978022809</text:p>
          </table:table-cell>
          <table:table-cell office:value-type="float" office:value="-30.1887135134632">
            <text:p>-30.1887135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8178">
            <text:p>8178</text:p>
          </table:table-cell>
          <table:table-cell office:value-type="float" office:value="10584">
            <text:p>10584</text:p>
          </table:table-cell>
          <table:table-cell office:value-type="float" office:value="15695">
            <text:p>15695</text:p>
          </table:table-cell>
          <table:table-cell office:value-type="float" office:value="-83.125">
            <text:p>-83.125</text:p>
          </table:table-cell>
          <table:table-cell office:value-type="float" office:value="-219.75">
            <text:p>-219.75</text:p>
          </table:table-cell>
          <table:table-cell office:value-type="float" office:value="177.375">
            <text:p>177.375</text:p>
          </table:table-cell>
          <table:table-cell office:value-type="float" office:value="-0.0101644656395207">
            <text:p>-0.0101644656</text:p>
          </table:table-cell>
          <table:table-cell office:value-type="float" office:value="-0.0207624716553288">
            <text:p>-0.0207624717</text:p>
          </table:table-cell>
          <table:table-cell office:value-type="float" office:value="0.0113013698630137">
            <text:p>0.0113013699</text:p>
          </table:table-cell>
          <table:table-cell office:value-type="float" office:value="0.964626870330682">
            <text:p>0.9646268703</text:p>
          </table:table-cell>
          <table:table-cell office:value-type="float" office:value="0.928176266455656">
            <text:p>0.9281762665</text:p>
          </table:table-cell>
          <table:table-cell office:value-type="float" office:value="1.03980512760368">
            <text:p>1.0398051276</text:p>
          </table:table-cell>
          <table:table-cell office:value-type="float" office:value="0">
            <text:p>0</text:p>
          </table:table-cell>
          <table:table-cell office:value-type="float" office:value="-33.0368322946841">
            <text:p>-33.0368322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1">
            <text:p>361</text:p>
          </table:table-cell>
          <table:table-cell office:value-type="float" office:value="7308">
            <text:p>7308</text:p>
          </table:table-cell>
          <table:table-cell office:value-type="float" office:value="10923">
            <text:p>10923</text:p>
          </table:table-cell>
          <table:table-cell office:value-type="float" office:value="17182">
            <text:p>17182</text:p>
          </table:table-cell>
          <table:table-cell office:value-type="float" office:value="63">
            <text:p>63</text:p>
          </table:table-cell>
          <table:table-cell office:value-type="float" office:value="-202.25">
            <text:p>-202.25</text:p>
          </table:table-cell>
          <table:table-cell office:value-type="float" office:value="327.875">
            <text:p>327.875</text:p>
          </table:table-cell>
          <table:table-cell office:value-type="float" office:value="0.00862068965517241">
            <text:p>0.0086206897</text:p>
          </table:table-cell>
          <table:table-cell office:value-type="float" office:value="-0.0185159754646159">
            <text:p>-0.0185159755</text:p>
          </table:table-cell>
          <table:table-cell office:value-type="float" office:value="0.0190824700267722">
            <text:p>0.01908247</text:p>
          </table:table-cell>
          <table:table-cell office:value-type="float" office:value="1.03031807372176">
            <text:p>1.0303180737</text:p>
          </table:table-cell>
          <table:table-cell office:value-type="float" office:value="0.93586605491476">
            <text:p>0.9358660549</text:p>
          </table:table-cell>
          <table:table-cell office:value-type="float" office:value="1.06750236079186">
            <text:p>1.06750236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382">
            <text:p>7382</text:p>
          </table:table-cell>
          <table:table-cell office:value-type="float" office:value="11664">
            <text:p>11664</text:p>
          </table:table-cell>
          <table:table-cell office:value-type="float" office:value="16617">
            <text:p>16617</text:p>
          </table:table-cell>
          <table:table-cell office:value-type="float" office:value="-50.25">
            <text:p>-50.25</text:p>
          </table:table-cell>
          <table:table-cell office:value-type="float" office:value="-97.875">
            <text:p>-97.875</text:p>
          </table:table-cell>
          <table:table-cell office:value-type="float" office:value="342">
            <text:p>342</text:p>
          </table:table-cell>
          <table:table-cell office:value-type="float" office:value="-0.00680709834733135">
            <text:p>-0.0068070983</text:p>
          </table:table-cell>
          <table:table-cell office:value-type="float" office:value="-0.0083912037037037">
            <text:p>-0.0083912037</text:p>
          </table:table-cell>
          <table:table-cell office:value-type="float" office:value="0.020581332370464">
            <text:p>0.0205813324</text:p>
          </table:table-cell>
          <table:table-cell office:value-type="float" office:value="0.976265975496644">
            <text:p>0.9762659755</text:p>
          </table:table-cell>
          <table:table-cell office:value-type="float" office:value="0.970768795144247">
            <text:p>0.9707687951</text:p>
          </table:table-cell>
          <table:table-cell office:value-type="float" office:value="1.07286490213123">
            <text:p>1.0728649021</text:p>
          </table:table-cell>
          <table:table-cell table:number-columns-repeated="2" office:value-type="float" office:value="0">
            <text:p>0</text:p>
          </table:table-cell>
          <table:table-cell office:value-type="float" office:value="34.0238374839468">
            <text:p>34.023837483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782">
            <text:p>7782</text:p>
          </table:table-cell>
          <table:table-cell office:value-type="float" office:value="11088">
            <text:p>11088</text:p>
          </table:table-cell>
          <table:table-cell office:value-type="float" office:value="16041">
            <text:p>16041</text:p>
          </table:table-cell>
          <table:table-cell office:value-type="float" office:value="-9.25">
            <text:p>-9.25</text:p>
          </table:table-cell>
          <table:table-cell office:value-type="float" office:value="-77.25">
            <text:p>-77.25</text:p>
          </table:table-cell>
          <table:table-cell office:value-type="float" office:value="401.75">
            <text:p>401.75</text:p>
          </table:table-cell>
          <table:table-cell office:value-type="float" office:value="-0.00118864045232588">
            <text:p>-0.0011886405</text:p>
          </table:table-cell>
          <table:table-cell office:value-type="float" office:value="-0.00696699134199134">
            <text:p>-0.0069669913</text:p>
          </table:table-cell>
          <table:table-cell office:value-type="float" office:value="0.0250451966834985">
            <text:p>0.0250451967</text:p>
          </table:table-cell>
          <table:table-cell office:value-type="float" office:value="0.995842527634464">
            <text:p>0.9958425276</text:p>
          </table:table-cell>
          <table:table-cell office:value-type="float" office:value="0.975710666681015">
            <text:p>0.9757106667</text:p>
          </table:table-cell>
          <table:table-cell office:value-type="float" office:value="1.088887621671">
            <text:p>1.0888876217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09977084279">
            <text:p>28.020997708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804">
            <text:p>7804</text:p>
          </table:table-cell>
          <table:table-cell office:value-type="float" office:value="11330">
            <text:p>11330</text:p>
          </table:table-cell>
          <table:table-cell office:value-type="float" office:value="16576">
            <text:p>16576</text:p>
          </table:table-cell>
          <table:table-cell office:value-type="float" office:value="-3.25">
            <text:p>-3.25</text:p>
          </table:table-cell>
          <table:table-cell office:value-type="float" office:value="164">
            <text:p>164</text:p>
          </table:table-cell>
          <table:table-cell office:value-type="float" office:value="375.375">
            <text:p>375.375</text:p>
          </table:table-cell>
          <table:table-cell office:value-type="float" office:value="-0.00041645310097386">
            <text:p>-0.0004164531</text:p>
          </table:table-cell>
          <table:table-cell office:value-type="float" office:value="0.0144748455428067">
            <text:p>0.0144748455</text:p>
          </table:table-cell>
          <table:table-cell office:value-type="float" office:value="0.0226456925675676">
            <text:p>0.0226456926</text:p>
          </table:table-cell>
          <table:table-cell office:value-type="float" office:value="0.998542754075635">
            <text:p>0.9985427541</text:p>
          </table:table-cell>
          <table:table-cell office:value-type="float" office:value="1.05107262086066">
            <text:p>1.0510726209</text:p>
          </table:table-cell>
          <table:table-cell office:value-type="float" office:value="1.08026506567454">
            <text:p>1.0802650657</text:p>
          </table:table-cell>
          <table:table-cell table:number-columns-repeated="2" office:value-type="float" office:value="0">
            <text:p>0</text:p>
          </table:table-cell>
          <table:table-cell office:value-type="float" office:value="30.9536255535591">
            <text:p>30.953625553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7308">
            <text:p>7308</text:p>
          </table:table-cell>
          <table:table-cell office:value-type="float" office:value="11548">
            <text:p>11548</text:p>
          </table:table-cell>
          <table:table-cell office:value-type="float" office:value="16772">
            <text:p>16772</text:p>
          </table:table-cell>
          <table:table-cell office:value-type="float" office:value="63">
            <text:p>63</text:p>
          </table:table-cell>
          <table:table-cell office:value-type="float" office:value="222.875">
            <text:p>222.875</text:p>
          </table:table-cell>
          <table:table-cell office:value-type="float" office:value="273.375">
            <text:p>273.375</text:p>
          </table:table-cell>
          <table:table-cell office:value-type="float" office:value="0.00862068965517241">
            <text:p>0.0086206897</text:p>
          </table:table-cell>
          <table:table-cell office:value-type="float" office:value="0.019299878766886">
            <text:p>0.0192998788</text:p>
          </table:table-cell>
          <table:table-cell office:value-type="float" office:value="0.0162994872406392">
            <text:p>0.0162994872</text:p>
          </table:table-cell>
          <table:table-cell office:value-type="float" office:value="1.03031807372176">
            <text:p>1.0303180737</text:p>
          </table:table-cell>
          <table:table-cell office:value-type="float" office:value="1.06827964691212">
            <text:p>1.0682796469</text:p>
          </table:table-cell>
          <table:table-cell office:value-type="float" office:value="1.05756892497948">
            <text:p>1.0575689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7382">
            <text:p>7382</text:p>
          </table:table-cell>
          <table:table-cell office:value-type="float" office:value="11504">
            <text:p>11504</text:p>
          </table:table-cell>
          <table:table-cell office:value-type="float" office:value="16594">
            <text:p>16594</text:p>
          </table:table-cell>
          <table:table-cell office:value-type="float" office:value="-50.25">
            <text:p>-50.25</text:p>
          </table:table-cell>
          <table:table-cell office:value-type="float" office:value="-38.5">
            <text:p>-38.5</text:p>
          </table:table-cell>
          <table:table-cell office:value-type="float" office:value="245.75">
            <text:p>245.75</text:p>
          </table:table-cell>
          <table:table-cell office:value-type="float" office:value="-0.00680709834733135">
            <text:p>-0.0068070983</text:p>
          </table:table-cell>
          <table:table-cell office:value-type="float" office:value="-0.00334666203059805">
            <text:p>-0.003346662</text:p>
          </table:table-cell>
          <table:table-cell office:value-type="float" office:value="0.0148095697239966">
            <text:p>0.0148095697</text:p>
          </table:table-cell>
          <table:table-cell office:value-type="float" office:value="0.976265975496644">
            <text:p>0.9762659755</text:p>
          </table:table-cell>
          <table:table-cell office:value-type="float" office:value="0.988308635180531">
            <text:p>0.9883086352</text:p>
          </table:table-cell>
          <table:table-cell office:value-type="float" office:value="1.05226336781059">
            <text:p>1.05226336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594">
            <text:p>7594</text:p>
          </table:table-cell>
          <table:table-cell office:value-type="float" office:value="11338">
            <text:p>11338</text:p>
          </table:table-cell>
          <table:table-cell office:value-type="float" office:value="18431">
            <text:p>18431</text:p>
          </table:table-cell>
          <table:table-cell office:value-type="float" office:value="43.5">
            <text:p>43.5</text:p>
          </table:table-cell>
          <table:table-cell office:value-type="float" office:value="295">
            <text:p>295</text:p>
          </table:table-cell>
          <table:table-cell office:value-type="float" office:value="-88.625">
            <text:p>-88.625</text:p>
          </table:table-cell>
          <table:table-cell office:value-type="float" office:value="0.00572820647879905">
            <text:p>0.0057282065</text:p>
          </table:table-cell>
          <table:table-cell office:value-type="float" office:value="0.0260186981831011">
            <text:p>0.0260186982</text:p>
          </table:table-cell>
          <table:table-cell office:value-type="float" office:value="-0.00480847485215127">
            <text:p>-0.0048084749</text:p>
          </table:table-cell>
          <table:table-cell office:value-type="float" office:value="1.02011303488075">
            <text:p>1.0201130349</text:p>
          </table:table-cell>
          <table:table-cell office:value-type="float" office:value="1.09239231004493">
            <text:p>1.09239231</text:p>
          </table:table-cell>
          <table:table-cell office:value-type="float" office:value="0.983215656021062">
            <text:p>0.983215656</text:p>
          </table:table-cell>
          <table:table-cell office:value-type="float" office:value="0">
            <text:p>0</text:p>
          </table:table-cell>
          <table:table-cell office:value-type="float" office:value="26.9854381748307">
            <text:p>26.9854381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260">
            <text:p>8260</text:p>
          </table:table-cell>
          <table:table-cell office:value-type="float" office:value="11372">
            <text:p>11372</text:p>
          </table:table-cell>
          <table:table-cell office:value-type="float" office:value="18665">
            <text:p>18665</text:p>
          </table:table-cell>
          <table:table-cell office:value-type="float" office:value="59.125">
            <text:p>59.125</text:p>
          </table:table-cell>
          <table:table-cell office:value-type="float" office:value="166.125">
            <text:p>166.125</text:p>
          </table:table-cell>
          <table:table-cell office:value-type="float" office:value="-156.875">
            <text:p>-156.875</text:p>
          </table:table-cell>
          <table:table-cell office:value-type="float" office:value="0.00715799031476998">
            <text:p>0.0071579903</text:p>
          </table:table-cell>
          <table:table-cell office:value-type="float" office:value="0.0146082483292297">
            <text:p>0.0146082483</text:p>
          </table:table-cell>
          <table:table-cell office:value-type="float" office:value="-0.0084047682828824">
            <text:p>-0.0084047683</text:p>
          </table:table-cell>
          <table:table-cell office:value-type="float" office:value="1.02515339027937">
            <text:p>1.0251533903</text:p>
          </table:table-cell>
          <table:table-cell office:value-type="float" office:value="1.05154713495403">
            <text:p>1.051547135</text:p>
          </table:table-cell>
          <table:table-cell office:value-type="float" office:value="0.970721765664494">
            <text:p>0.97072176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709">
            <text:p>8709</text:p>
          </table:table-cell>
          <table:table-cell office:value-type="float" office:value="11938">
            <text:p>11938</text:p>
          </table:table-cell>
          <table:table-cell office:value-type="float" office:value="17883">
            <text:p>17883</text:p>
          </table:table-cell>
          <table:table-cell office:value-type="float" office:value="61.25">
            <text:p>61.25</text:p>
          </table:table-cell>
          <table:table-cell office:value-type="float" office:value="90">
            <text:p>90</text:p>
          </table:table-cell>
          <table:table-cell office:value-type="float" office:value="2.5">
            <text:p>2.5</text:p>
          </table:table-cell>
          <table:table-cell office:value-type="float" office:value="0.00703295441497302">
            <text:p>0.0070329544</text:p>
          </table:table-cell>
          <table:table-cell office:value-type="float" office:value="0.00753895124811526">
            <text:p>0.0075389512</text:p>
          </table:table-cell>
          <table:table-cell office:value-type="float" office:value="0.000139797573114131">
            <text:p>0.0001397976</text:p>
          </table:table-cell>
          <table:table-cell office:value-type="float" office:value="1.0247122868501">
            <text:p>1.0247122869</text:p>
          </table:table-cell>
          <table:table-cell office:value-type="float" office:value="1.02649772750881">
            <text:p>1.0264977275</text:p>
          </table:table-cell>
          <table:table-cell office:value-type="float" office:value="1.00048932981089">
            <text:p>1.00048932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8905">
            <text:p>8905</text:p>
          </table:table-cell>
          <table:table-cell office:value-type="float" office:value="11504">
            <text:p>11504</text:p>
          </table:table-cell>
          <table:table-cell office:value-type="float" office:value="15836">
            <text:p>15836</text:p>
          </table:table-cell>
          <table:table-cell office:value-type="float" office:value="-109.25">
            <text:p>-109.25</text:p>
          </table:table-cell>
          <table:table-cell office:value-type="float" office:value="-38.5">
            <text:p>-38.5</text:p>
          </table:table-cell>
          <table:table-cell office:value-type="float" office:value="-142.875">
            <text:p>-142.875</text:p>
          </table:table-cell>
          <table:table-cell office:value-type="float" office:value="-0.0122683885457608">
            <text:p>-0.0122683885</text:p>
          </table:table-cell>
          <table:table-cell office:value-type="float" office:value="-0.00334666203059805">
            <text:p>-0.003346662</text:p>
          </table:table-cell>
          <table:table-cell office:value-type="float" office:value="-0.00902216468805254">
            <text:p>-0.0090221647</text:p>
          </table:table-cell>
          <table:table-cell office:value-type="float" office:value="0.957355646270556">
            <text:p>0.9573556463</text:p>
          </table:table-cell>
          <table:table-cell office:value-type="float" office:value="0.988308635180531">
            <text:p>0.9883086352</text:p>
          </table:table-cell>
          <table:table-cell office:value-type="float" office:value="0.968581966524906">
            <text:p>0.9685819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642">
            <text:p>8642</text:p>
          </table:table-cell>
          <table:table-cell office:value-type="float" office:value="11226">
            <text:p>11226</text:p>
          </table:table-cell>
          <table:table-cell office:value-type="float" office:value="17290">
            <text:p>17290</text:p>
          </table:table-cell>
          <table:table-cell office:value-type="float" office:value="119">
            <text:p>119</text:p>
          </table:table-cell>
          <table:table-cell office:value-type="float" office:value="71.125">
            <text:p>71.125</text:p>
          </table:table-cell>
          <table:table-cell office:value-type="float" office:value="-150.625">
            <text:p>-150.625</text:p>
          </table:table-cell>
          <table:table-cell office:value-type="float" office:value="0.0137699606572553">
            <text:p>0.0137699607</text:p>
          </table:table-cell>
          <table:table-cell office:value-type="float" office:value="0.00633573846427935">
            <text:p>0.0063357385</text:p>
          </table:table-cell>
          <table:table-cell office:value-type="float" office:value="-0.00871168305378832">
            <text:p>-0.0087116831</text:p>
          </table:table-cell>
          <table:table-cell office:value-type="float" office:value="1.04856650146074">
            <text:p>1.0485665015</text:p>
          </table:table-cell>
          <table:table-cell office:value-type="float" office:value="1.02225376212548">
            <text:p>1.0222537621</text:p>
          </table:table-cell>
          <table:table-cell office:value-type="float" office:value="0.969657860418135">
            <text:p>0.96965786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608">
            <text:p>8608</text:p>
          </table:table-cell>
          <table:table-cell office:value-type="float" office:value="11282">
            <text:p>11282</text:p>
          </table:table-cell>
          <table:table-cell office:value-type="float" office:value="18172">
            <text:p>18172</text:p>
          </table:table-cell>
          <table:table-cell office:value-type="float" office:value="16">
            <text:p>16</text:p>
          </table:table-cell>
          <table:table-cell office:value-type="float" office:value="-13.25">
            <text:p>-13.25</text:p>
          </table:table-cell>
          <table:table-cell office:value-type="float" office:value="-52.375">
            <text:p>-52.375</text:p>
          </table:table-cell>
          <table:table-cell office:value-type="float" office:value="0.00185873605947955">
            <text:p>0.0018587361</text:p>
          </table:table-cell>
          <table:table-cell office:value-type="float" office:value="-0.00117443715653253">
            <text:p>-0.0011744372</text:p>
          </table:table-cell>
          <table:table-cell office:value-type="float" office:value="-0.00288218137794409">
            <text:p>-0.0028821814</text:p>
          </table:table-cell>
          <table:table-cell office:value-type="float" office:value="1.00651234781167">
            <text:p>1.0065123478</text:p>
          </table:table-cell>
          <table:table-cell office:value-type="float" office:value="0.9958921733853">
            <text:p>0.9958921734</text:p>
          </table:table-cell>
          <table:table-cell office:value-type="float" office:value="0.989928646837407">
            <text:p>0.98992864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565">
            <text:p>8565</text:p>
          </table:table-cell>
          <table:table-cell office:value-type="float" office:value="11372">
            <text:p>11372</text:p>
          </table:table-cell>
          <table:table-cell office:value-type="float" office:value="17472">
            <text:p>17472</text:p>
          </table:table-cell>
          <table:table-cell office:value-type="float" office:value="55.25">
            <text:p>55.25</text:p>
          </table:table-cell>
          <table:table-cell office:value-type="float" office:value="-128">
            <text:p>-128</text:p>
          </table:table-cell>
          <table:table-cell office:value-type="float" office:value="-80.625">
            <text:p>-80.625</text:p>
          </table:table-cell>
          <table:table-cell office:value-type="float" office:value="0.00645067133683596">
            <text:p>0.0064506713</text:p>
          </table:table-cell>
          <table:table-cell office:value-type="float" office:value="-0.0112557157931762">
            <text:p>-0.0112557158</text:p>
          </table:table-cell>
          <table:table-cell office:value-type="float" office:value="-0.0046145260989011">
            <text:p>-0.0046145261</text:p>
          </table:table-cell>
          <table:table-cell office:value-type="float" office:value="1.02265890755389">
            <text:p>1.0226589076</text:p>
          </table:table-cell>
          <table:table-cell office:value-type="float" office:value="0.960853309354396">
            <text:p>0.9608533094</text:p>
          </table:table-cell>
          <table:table-cell office:value-type="float" office:value="0.983890894602036">
            <text:p>0.98389089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8635">
            <text:p>8635</text:p>
          </table:table-cell>
          <table:table-cell office:value-type="float" office:value="11362">
            <text:p>11362</text:p>
          </table:table-cell>
          <table:table-cell office:value-type="float" office:value="17249">
            <text:p>17249</text:p>
          </table:table-cell>
          <table:table-cell office:value-type="float" office:value="-66">
            <text:p>-66</text:p>
          </table:table-cell>
          <table:table-cell office:value-type="float" office:value="51.125">
            <text:p>51.125</text:p>
          </table:table-cell>
          <table:table-cell office:value-type="float" office:value="132.125">
            <text:p>132.125</text:p>
          </table:table-cell>
          <table:table-cell office:value-type="float" office:value="-0.00764331210191083">
            <text:p>-0.0076433121</text:p>
          </table:table-cell>
          <table:table-cell office:value-type="float" office:value="0.0044996479493047">
            <text:p>0.0044996479</text:p>
          </table:table-cell>
          <table:table-cell office:value-type="float" office:value="0.00765986433996174">
            <text:p>0.0076598643</text:p>
          </table:table-cell>
          <table:table-cell office:value-type="float" office:value="0.973362911274291">
            <text:p>0.9733629113</text:p>
          </table:table-cell>
          <table:table-cell office:value-type="float" office:value="1.01578845161264">
            <text:p>1.0157884516</text:p>
          </table:table-cell>
          <table:table-cell office:value-type="float" office:value="1.02692452529241">
            <text:p>1.0269245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220">
            <text:p>8220</text:p>
          </table:table-cell>
          <table:table-cell office:value-type="float" office:value="12300">
            <text:p>12300</text:p>
          </table:table-cell>
          <table:table-cell office:value-type="float" office:value="20100">
            <text:p>20100</text:p>
          </table:table-cell>
          <table:table-cell office:value-type="float" office:value="141.875">
            <text:p>141.875</text:p>
          </table:table-cell>
          <table:table-cell office:value-type="float" office:value="-41">
            <text:p>-41</text:p>
          </table:table-cell>
          <table:table-cell office:value-type="float" office:value="104.375">
            <text:p>104.375</text:p>
          </table:table-cell>
          <table:table-cell office:value-type="float" office:value="0.0172597323600973">
            <text:p>0.0172597324</text:p>
          </table:table-cell>
          <table:table-cell office:value-type="float" office:value="-0.00333333333333333">
            <text:p>-0.0033333333</text:p>
          </table:table-cell>
          <table:table-cell office:value-type="float" office:value="0.00519278606965174">
            <text:p>0.0051927861</text:p>
          </table:table-cell>
          <table:table-cell office:value-type="float" office:value="1.06099294404818">
            <text:p>1.060992944</text:p>
          </table:table-cell>
          <table:table-cell office:value-type="float" office:value="0.988355111111111">
            <text:p>0.9883551111</text:p>
          </table:table-cell>
          <table:table-cell office:value-type="float" office:value="1.01822760269702">
            <text:p>1.01822760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236">
            <text:p>8236</text:p>
          </table:table-cell>
          <table:table-cell office:value-type="float" office:value="12821">
            <text:p>12821</text:p>
          </table:table-cell>
          <table:table-cell office:value-type="float" office:value="18358">
            <text:p>18358</text:p>
          </table:table-cell>
          <table:table-cell office:value-type="float" office:value="-82.75">
            <text:p>-82.75</text:p>
          </table:table-cell>
          <table:table-cell office:value-type="float" office:value="-55.5">
            <text:p>-55.5</text:p>
          </table:table-cell>
          <table:table-cell office:value-type="float" office:value="232.875">
            <text:p>232.875</text:p>
          </table:table-cell>
          <table:table-cell office:value-type="float" office:value="-0.0100473530840214">
            <text:p>-0.0100473531</text:p>
          </table:table-cell>
          <table:table-cell office:value-type="float" office:value="-0.00432883550425084">
            <text:p>-0.0043288355</text:p>
          </table:table-cell>
          <table:table-cell office:value-type="float" office:value="0.012685205360061">
            <text:p>0.0126852054</text:p>
          </table:table-cell>
          <table:table-cell office:value-type="float" office:value="0.965032124841755">
            <text:p>0.9650321248</text:p>
          </table:table-cell>
          <table:table-cell office:value-type="float" office:value="0.984885803816095">
            <text:p>0.9848858038</text:p>
          </table:table-cell>
          <table:table-cell office:value-type="float" office:value="1.04471361105287">
            <text:p>1.04471361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543">
            <text:p>8543</text:p>
          </table:table-cell>
          <table:table-cell office:value-type="float" office:value="11865">
            <text:p>11865</text:p>
          </table:table-cell>
          <table:table-cell office:value-type="float" office:value="16923">
            <text:p>16923</text:p>
          </table:table-cell>
          <table:table-cell office:value-type="float" office:value="-114.25">
            <text:p>-114.25</text:p>
          </table:table-cell>
          <table:table-cell office:value-type="float" office:value="372.5">
            <text:p>372.5</text:p>
          </table:table-cell>
          <table:table-cell office:value-type="float" office:value="-61.375">
            <text:p>-61.375</text:p>
          </table:table-cell>
          <table:table-cell office:value-type="float" office:value="-0.0133735221819033">
            <text:p>-0.0133735222</text:p>
          </table:table-cell>
          <table:table-cell office:value-type="float" office:value="0.0313948588284871">
            <text:p>0.0313948588</text:p>
          </table:table-cell>
          <table:table-cell office:value-type="float" office:value="-0.00362672103055014">
            <text:p>-0.003626721</text:p>
          </table:table-cell>
          <table:table-cell office:value-type="float" office:value="0.953543220510616">
            <text:p>0.9535432205</text:p>
          </table:table-cell>
          <table:table-cell office:value-type="float" office:value="1.11181385473499">
            <text:p>1.1118138547</text:p>
          </table:table-cell>
          <table:table-cell office:value-type="float" office:value="0.987332256479724">
            <text:p>0.9873322565</text:p>
          </table:table-cell>
          <table:table-cell office:value-type="float" office:value="0">
            <text:p>0</text:p>
          </table:table-cell>
          <table:table-cell office:value-type="float" office:value="22.4231539636742">
            <text:p>22.4231539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8516">
            <text:p>8516</text:p>
          </table:table-cell>
          <table:table-cell office:value-type="float" office:value="11952">
            <text:p>11952</text:p>
          </table:table-cell>
          <table:table-cell office:value-type="float" office:value="16827">
            <text:p>16827</text:p>
          </table:table-cell>
          <table:table-cell office:value-type="float" office:value="45.375">
            <text:p>45.375</text:p>
          </table:table-cell>
          <table:table-cell office:value-type="float" office:value="473.75">
            <text:p>473.75</text:p>
          </table:table-cell>
          <table:table-cell office:value-type="float" office:value="36">
            <text:p>36</text:p>
          </table:table-cell>
          <table:table-cell office:value-type="float" office:value="0.00532820573038985">
            <text:p>0.0053282057</text:p>
          </table:table-cell>
          <table:table-cell office:value-type="float" office:value="0.0396377175368139">
            <text:p>0.0396377175</text:p>
          </table:table-cell>
          <table:table-cell office:value-type="float" office:value="0.00213941879122838">
            <text:p>0.0021394188</text:p>
          </table:table-cell>
          <table:table-cell office:value-type="float" office:value="1.01870436401792">
            <text:p>1.018704364</text:p>
          </table:table-cell>
          <table:table-cell office:value-type="float" office:value="1.14181146273584">
            <text:p>1.1418114627</text:p>
          </table:table-cell>
          <table:table-cell office:value-type="float" office:value="1.00749693691032">
            <text:p>1.0074969369</text:p>
          </table:table-cell>
          <table:table-cell office:value-type="float" office:value="0">
            <text:p>0</text:p>
          </table:table-cell>
          <table:table-cell office:value-type="float" office:value="17.8313891959322">
            <text:p>17.8313891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8220">
            <text:p>8220</text:p>
          </table:table-cell>
          <table:table-cell office:value-type="float" office:value="11656">
            <text:p>11656</text:p>
          </table:table-cell>
          <table:table-cell office:value-type="float" office:value="19403">
            <text:p>19403</text:p>
          </table:table-cell>
          <table:table-cell office:value-type="float" office:value="141.875">
            <text:p>141.875</text:p>
          </table:table-cell>
          <table:table-cell office:value-type="float" office:value="35.875">
            <text:p>35.875</text:p>
          </table:table-cell>
          <table:table-cell office:value-type="float" office:value="57.25">
            <text:p>57.25</text:p>
          </table:table-cell>
          <table:table-cell office:value-type="float" office:value="0.0172597323600973">
            <text:p>0.0172597324</text:p>
          </table:table-cell>
          <table:table-cell office:value-type="float" office:value="0.00307781400137268">
            <text:p>0.003077814</text:p>
          </table:table-cell>
          <table:table-cell office:value-type="float" office:value="0.00295057465340411">
            <text:p>0.0029505747</text:p>
          </table:table-cell>
          <table:table-cell office:value-type="float" office:value="1.06099294404818">
            <text:p>1.060992944</text:p>
          </table:table-cell>
          <table:table-cell office:value-type="float" office:value="1.0107909159653">
            <text:p>1.010790916</text:p>
          </table:table-cell>
          <table:table-cell office:value-type="float" office:value="1.01034407483285">
            <text:p>1.01034407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2033">
            <text:p>12033</text:p>
          </table:table-cell>
          <table:table-cell office:value-type="float" office:value="17798">
            <text:p>17798</text:p>
          </table:table-cell>
          <table:table-cell office:value-type="float" office:value="-49.5">
            <text:p>-49.5</text:p>
          </table:table-cell>
          <table:table-cell office:value-type="float" office:value="164.25">
            <text:p>164.25</text:p>
          </table:table-cell>
          <table:table-cell office:value-type="float" office:value="165.25">
            <text:p>165.25</text:p>
          </table:table-cell>
          <table:table-cell office:value-type="float" office:value="-0.00617900386967919">
            <text:p>-0.0061790039</text:p>
          </table:table-cell>
          <table:table-cell office:value-type="float" office:value="0.0136499626028422">
            <text:p>0.0136499626</text:p>
          </table:table-cell>
          <table:table-cell office:value-type="float" office:value="0.00928475109562872">
            <text:p>0.0092847511</text:p>
          </table:table-cell>
          <table:table-cell office:value-type="float" office:value="0.978448319430213">
            <text:p>0.9784483194</text:p>
          </table:table-cell>
          <table:table-cell office:value-type="float" office:value="1.0481400592089">
            <text:p>1.0481400592</text:p>
          </table:table-cell>
          <table:table-cell office:value-type="float" office:value="1.0326655937764">
            <text:p>1.03266559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382">
            <text:p>382</text:p>
          </table:table-cell>
          <table:table-cell office:value-type="float" office:value="8206">
            <text:p>8206</text:p>
          </table:table-cell>
          <table:table-cell office:value-type="float" office:value="11840">
            <text:p>11840</text:p>
          </table:table-cell>
          <table:table-cell office:value-type="float" office:value="19662">
            <text:p>19662</text:p>
          </table:table-cell>
          <table:table-cell office:value-type="float" office:value="-109.25">
            <text:p>-109.25</text:p>
          </table:table-cell>
          <table:table-cell office:value-type="float" office:value="302.125">
            <text:p>302.125</text:p>
          </table:table-cell>
          <table:table-cell office:value-type="float" office:value="528.5">
            <text:p>528.5</text:p>
          </table:table-cell>
          <table:table-cell office:value-type="float" office:value="-0.0133134291981477">
            <text:p>-0.0133134292</text:p>
          </table:table-cell>
          <table:table-cell office:value-type="float" office:value="0.0255173141891892">
            <text:p>0.0255173142</text:p>
          </table:table-cell>
          <table:table-cell office:value-type="float" office:value="0.0268792594853016">
            <text:p>0.0268792595</text:p>
          </table:table-cell>
          <table:table-cell office:value-type="float" office:value="0.953750402704631">
            <text:p>0.9537504027</text:p>
          </table:table-cell>
          <table:table-cell office:value-type="float" office:value="1.09058682097608">
            <text:p>1.090586821</text:p>
          </table:table-cell>
          <table:table-cell office:value-type="float" office:value="1.09549349759589">
            <text:p>1.0954934976</text:p>
          </table:table-cell>
          <table:table-cell office:value-type="float" office:value="0">
            <text:p>0</text:p>
          </table:table-cell>
          <table:table-cell office:value-type="float" office:value="27.5089166461907">
            <text:p>27.5089166462</text:p>
          </table:table-cell>
          <table:table-cell office:value-type="float" office:value="26.1324773842666">
            <text:p>26.132477384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886">
            <text:p>8886</text:p>
          </table:table-cell>
          <table:table-cell office:value-type="float" office:value="12788">
            <text:p>12788</text:p>
          </table:table-cell>
          <table:table-cell office:value-type="float" office:value="22075">
            <text:p>22075</text:p>
          </table:table-cell>
          <table:table-cell office:value-type="float" office:value="332.25">
            <text:p>332.25</text:p>
          </table:table-cell>
          <table:table-cell office:value-type="float" office:value="332.375">
            <text:p>332.375</text:p>
          </table:table-cell>
          <table:table-cell office:value-type="float" office:value="663.125">
            <text:p>663.125</text:p>
          </table:table-cell>
          <table:table-cell office:value-type="float" office:value="0.037390276839973">
            <text:p>0.0373902768</text:p>
          </table:table-cell>
          <table:table-cell office:value-type="float" office:value="0.0259911635908664">
            <text:p>0.0259911636</text:p>
          </table:table-cell>
          <table:table-cell office:value-type="float" office:value="0.030039637599094">
            <text:p>0.0300396376</text:p>
          </table:table-cell>
          <table:table-cell office:value-type="float" office:value="1.13360611323216">
            <text:p>1.1336061132</text:p>
          </table:table-cell>
          <table:table-cell office:value-type="float" office:value="1.09229313211425">
            <text:p>1.0922931321</text:p>
          </table:table-cell>
          <table:table-cell office:value-type="float" office:value="1.10690739605792">
            <text:p>1.1069073961</text:p>
          </table:table-cell>
          <table:table-cell office:value-type="float" office:value="18.8826198692813">
            <text:p>18.8826198693</text:p>
          </table:table-cell>
          <table:table-cell office:value-type="float" office:value="27.0136620522373">
            <text:p>27.0136620522</text:p>
          </table:table-cell>
          <table:table-cell office:value-type="float" office:value="23.4192828755612">
            <text:p>23.419282875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652">
            <text:p>13652</text:p>
          </table:table-cell>
          <table:table-cell office:value-type="float" office:value="21102">
            <text:p>21102</text:p>
          </table:table-cell>
          <table:table-cell office:value-type="float" office:value="87">
            <text:p>87</text:p>
          </table:table-cell>
          <table:table-cell office:value-type="float" office:value="96.25">
            <text:p>96.25</text:p>
          </table:table-cell>
          <table:table-cell office:value-type="float" office:value="883.25">
            <text:p>883.25</text:p>
          </table:table-cell>
          <table:table-cell office:value-type="float" office:value="0.00986170936295625">
            <text:p>0.0098617094</text:p>
          </table:table-cell>
          <table:table-cell office:value-type="float" office:value="0.00705024904775857">
            <text:p>0.007050249</text:p>
          </table:table-cell>
          <table:table-cell office:value-type="float" office:value="0.0418562221590371">
            <text:p>0.0418562222</text:p>
          </table:table-cell>
          <table:table-cell office:value-type="float" office:value="1.034706599261">
            <text:p>1.0347065993</text:p>
          </table:table-cell>
          <table:table-cell office:value-type="float" office:value="1.02477329544996">
            <text:p>1.0247732954</text:p>
          </table:table-cell>
          <table:table-cell office:value-type="float" office:value="1.14993058649015">
            <text:p>1.1499305865</text:p>
          </table:table-cell>
          <table:table-cell table:number-columns-repeated="2" office:value-type="float" office:value="0">
            <text:p>0</text:p>
          </table:table-cell>
          <table:table-cell office:value-type="float" office:value="16.9043996891916">
            <text:p>16.904399689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423">
            <text:p>423</text:p>
          </table:table-cell>
          <table:table-cell office:value-type="float" office:value="9036">
            <text:p>9036</text:p>
          </table:table-cell>
          <table:table-cell office:value-type="float" office:value="12543">
            <text:p>12543</text:p>
          </table:table-cell>
          <table:table-cell office:value-type="float" office:value="20688">
            <text:p>20688</text:p>
          </table:table-cell>
          <table:table-cell office:value-type="float" office:value="137.25">
            <text:p>137.25</text:p>
          </table:table-cell>
          <table:table-cell office:value-type="float" office:value="133">
            <text:p>133</text:p>
          </table:table-cell>
          <table:table-cell office:value-type="float" office:value="1174">
            <text:p>1174</text:p>
          </table:table-cell>
          <table:table-cell office:value-type="float" office:value="0.0151892430278884">
            <text:p>0.015189243</text:p>
          </table:table-cell>
          <table:table-cell office:value-type="float" office:value="0.0106035238778602">
            <text:p>0.0106035239</text:p>
          </table:table-cell>
          <table:table-cell office:value-type="float" office:value="0.0567478731631864">
            <text:p>0.0567478732</text:p>
          </table:table-cell>
          <table:table-cell office:value-type="float" office:value="1.05361454828098">
            <text:p>1.0536145483</text:p>
          </table:table-cell>
          <table:table-cell office:value-type="float" office:value="1.03733270562102">
            <text:p>1.0373327056</text:p>
          </table:table-cell>
          <table:table-cell office:value-type="float" office:value="1.2049293854439">
            <text:p>1.2049293854</text:p>
          </table:table-cell>
          <table:table-cell table:number-columns-repeated="2" office:value-type="float" office:value="0">
            <text:p>0</text:p>
          </table:table-cell>
          <table:table-cell office:value-type="float" office:value="12.5578904988498">
            <text:p>12.557890498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720">
            <text:p>8720</text:p>
          </table:table-cell>
          <table:table-cell office:value-type="float" office:value="14000">
            <text:p>14000</text:p>
          </table:table-cell>
          <table:table-cell office:value-type="float" office:value="21078">
            <text:p>21078</text:p>
          </table:table-cell>
          <table:table-cell office:value-type="float" office:value="264.5">
            <text:p>264.5</text:p>
          </table:table-cell>
          <table:table-cell office:value-type="float" office:value="330.125">
            <text:p>330.125</text:p>
          </table:table-cell>
          <table:table-cell office:value-type="float" office:value="714.125">
            <text:p>714.125</text:p>
          </table:table-cell>
          <table:table-cell office:value-type="float" office:value="0.0303325688073394">
            <text:p>0.0303325688</text:p>
          </table:table-cell>
          <table:table-cell office:value-type="float" office:value="0.0235803571428571">
            <text:p>0.0235803571</text:p>
          </table:table-cell>
          <table:table-cell office:value-type="float" office:value="0.0338801119650821">
            <text:p>0.033880112</text:p>
          </table:table-cell>
          <table:table-cell office:value-type="float" office:value="1.10796731769737">
            <text:p>1.1079673177</text:p>
          </table:table-cell>
          <table:table-cell office:value-type="float" office:value="1.08362107515625">
            <text:p>1.0836210752</text:p>
          </table:table-cell>
          <table:table-cell office:value-type="float" office:value="1.12083020137185">
            <text:p>1.1208302014</text:p>
          </table:table-cell>
          <table:table-cell office:value-type="float" office:value="23.1964294924987">
            <text:p>23.1964294925</text:p>
          </table:table-cell>
          <table:table-cell office:value-type="float" office:value="29.7403368710073">
            <text:p>29.740336871</text:p>
          </table:table-cell>
          <table:table-cell office:value-type="float" office:value="20.8034710707079">
            <text:p>20.803471070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802">
            <text:p>8802</text:p>
          </table:table-cell>
          <table:table-cell office:value-type="float" office:value="14958">
            <text:p>14958</text:p>
          </table:table-cell>
          <table:table-cell office:value-type="float" office:value="21858">
            <text:p>21858</text:p>
          </table:table-cell>
          <table:table-cell office:value-type="float" office:value="325.75">
            <text:p>325.75</text:p>
          </table:table-cell>
          <table:table-cell office:value-type="float" office:value="67.625">
            <text:p>67.625</text:p>
          </table:table-cell>
          <table:table-cell office:value-type="float" office:value="633.125">
            <text:p>633.125</text:p>
          </table:table-cell>
          <table:table-cell office:value-type="float" office:value="0.0370086344012724">
            <text:p>0.0370086344</text:p>
          </table:table-cell>
          <table:table-cell office:value-type="float" office:value="0.00452099211124482">
            <text:p>0.0045209921</text:p>
          </table:table-cell>
          <table:table-cell office:value-type="float" office:value="0.0289653673712142">
            <text:p>0.0289653674</text:p>
          </table:table-cell>
          <table:table-cell office:value-type="float" office:value="1.13221471288414">
            <text:p>1.1322147129</text:p>
          </table:table-cell>
          <table:table-cell office:value-type="float" office:value="1.01586353355391">
            <text:p>1.0158635336</text:p>
          </table:table-cell>
          <table:table-cell office:value-type="float" office:value="1.10302321111287">
            <text:p>1.1030232111</text:p>
          </table:table-cell>
          <table:table-cell office:value-type="float" office:value="19.0738114045186">
            <text:p>19.0738114045</text:p>
          </table:table-cell>
          <table:table-cell office:value-type="float" office:value="0">
            <text:p>0</text:p>
          </table:table-cell>
          <table:table-cell office:value-type="float" office:value="24.2751293311742">
            <text:p>24.275129331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595">
            <text:p>14595</text:p>
          </table:table-cell>
          <table:table-cell office:value-type="float" office:value="23382">
            <text:p>23382</text:p>
          </table:table-cell>
          <table:table-cell office:value-type="float" office:value="66">
            <text:p>66</text:p>
          </table:table-cell>
          <table:table-cell office:value-type="float" office:value="109.375">
            <text:p>109.375</text:p>
          </table:table-cell>
          <table:table-cell office:value-type="float" office:value="101">
            <text:p>101</text:p>
          </table:table-cell>
          <table:table-cell office:value-type="float" office:value="0.00773014757554462">
            <text:p>0.0077301476</text:p>
          </table:table-cell>
          <table:table-cell office:value-type="float" office:value="0.00749400479616307">
            <text:p>0.0074940048</text:p>
          </table:table-cell>
          <table:table-cell office:value-type="float" office:value="0.00431956205628261">
            <text:p>0.0043195621</text:p>
          </table:table-cell>
          <table:table-cell office:value-type="float" office:value="1.02717263667022">
            <text:p>1.0271726367</text:p>
          </table:table-cell>
          <table:table-cell office:value-type="float" office:value="1.02633909059802">
            <text:p>1.0263390906</text:p>
          </table:table-cell>
          <table:table-cell office:value-type="float" office:value="1.01515503808505">
            <text:p>1.01515503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998">
            <text:p>14998</text:p>
          </table:table-cell>
          <table:table-cell office:value-type="float" office:value="26173">
            <text:p>26173</text:p>
          </table:table-cell>
          <table:table-cell office:value-type="float" office:value="115.25">
            <text:p>115.25</text:p>
          </table:table-cell>
          <table:table-cell office:value-type="float" office:value="18.625">
            <text:p>18.625</text:p>
          </table:table-cell>
          <table:table-cell office:value-type="float" office:value="140.25">
            <text:p>140.25</text:p>
          </table:table-cell>
          <table:table-cell office:value-type="float" office:value="0.0131834820407229">
            <text:p>0.013183482</text:p>
          </table:table-cell>
          <table:table-cell office:value-type="float" office:value="0.00124183224429924">
            <text:p>0.0012418322</text:p>
          </table:table-cell>
          <table:table-cell office:value-type="float" office:value="0.00535857563137585">
            <text:p>0.0053585756</text:p>
          </table:table-cell>
          <table:table-cell office:value-type="float" office:value="1.04648284337202">
            <text:p>1.0464828434</text:p>
          </table:table-cell>
          <table:table-cell office:value-type="float" office:value="1.0043494354638">
            <text:p>1.0043494355</text:p>
          </table:table-cell>
          <table:table-cell office:value-type="float" office:value="1.0188112948021">
            <text:p>1.0188112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4750">
            <text:p>14750</text:p>
          </table:table-cell>
          <table:table-cell office:value-type="float" office:value="25554">
            <text:p>25554</text:p>
          </table:table-cell>
          <table:table-cell office:value-type="float" office:value="271.125">
            <text:p>271.125</text:p>
          </table:table-cell>
          <table:table-cell office:value-type="float" office:value="-95.375">
            <text:p>-95.375</text:p>
          </table:table-cell>
          <table:table-cell office:value-type="float" office:value="183.125">
            <text:p>183.125</text:p>
          </table:table-cell>
          <table:table-cell office:value-type="float" office:value="0.0262667118775431">
            <text:p>0.0262667119</text:p>
          </table:table-cell>
          <table:table-cell office:value-type="float" office:value="-0.00646610169491525">
            <text:p>-0.0064661017</text:p>
          </table:table-cell>
          <table:table-cell office:value-type="float" office:value="0.00716619707286531">
            <text:p>0.0071661971</text:p>
          </table:table-cell>
          <table:table-cell office:value-type="float" office:value="1.093285774271">
            <text:p>1.0932857743</text:p>
          </table:table-cell>
          <table:table-cell office:value-type="float" office:value="0.977450592591209">
            <text:p>0.9774505926</text:p>
          </table:table-cell>
          <table:table-cell office:value-type="float" office:value="1.02518234434078">
            <text:p>1.0251823443</text:p>
          </table:table-cell>
          <table:table-cell office:value-type="float" office:value="26.7338825970078">
            <text:p>26.733882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11490">
            <text:p>11490</text:p>
          </table:table-cell>
          <table:table-cell office:value-type="float" office:value="15434">
            <text:p>15434</text:p>
          </table:table-cell>
          <table:table-cell office:value-type="float" office:value="22554">
            <text:p>22554</text:p>
          </table:table-cell>
          <table:table-cell office:value-type="float" office:value="22.875">
            <text:p>22.875</text:p>
          </table:table-cell>
          <table:table-cell office:value-type="float" office:value="425.875">
            <text:p>425.875</text:p>
          </table:table-cell>
          <table:table-cell office:value-type="float" office:value="289.125">
            <text:p>289.125</text:p>
          </table:table-cell>
          <table:table-cell office:value-type="float" office:value="0.00199086161879896">
            <text:p>0.0019908616</text:p>
          </table:table-cell>
          <table:table-cell office:value-type="float" office:value="0.0275933005053777">
            <text:p>0.0275933005</text:p>
          </table:table-cell>
          <table:table-cell office:value-type="float" office:value="0.0128192338387869">
            <text:p>0.0128192338</text:p>
          </table:table-cell>
          <table:table-cell office:value-type="float" office:value="1.00697578418457">
            <text:p>1.0069757842</text:p>
          </table:table-cell>
          <table:table-cell office:value-type="float" office:value="1.09806887662507">
            <text:p>1.0980688766</text:p>
          </table:table-cell>
          <table:table-cell office:value-type="float" office:value="1.04518941063793">
            <text:p>1.0451894106</text:p>
          </table:table-cell>
          <table:table-cell office:value-type="float" office:value="0">
            <text:p>0</text:p>
          </table:table-cell>
          <table:table-cell office:value-type="float" office:value="25.4651271743924">
            <text:p>25.4651271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5436">
            <text:p>15436</text:p>
          </table:table-cell>
          <table:table-cell office:value-type="float" office:value="22713">
            <text:p>22713</text:p>
          </table:table-cell>
          <table:table-cell office:value-type="float" office:value="443.5">
            <text:p>443.5</text:p>
          </table:table-cell>
          <table:table-cell office:value-type="float" office:value="-247.75">
            <text:p>-247.75</text:p>
          </table:table-cell>
          <table:table-cell office:value-type="float" office:value="-205.125">
            <text:p>-205.125</text:p>
          </table:table-cell>
          <table:table-cell office:value-type="float" office:value="0.0403181818181818">
            <text:p>0.0403181818</text:p>
          </table:table-cell>
          <table:table-cell office:value-type="float" office:value="-0.0160501425239699">
            <text:p>-0.0160501425</text:p>
          </table:table-cell>
          <table:table-cell office:value-type="float" office:value="-0.00903117157574957">
            <text:p>-0.0090311716</text:p>
          </table:table-cell>
          <table:table-cell office:value-type="float" office:value="1.14429972570248">
            <text:p>1.1442997257</text:p>
          </table:table-cell>
          <table:table-cell office:value-type="float" office:value="0.944329411033183">
            <text:p>0.944329411</text:p>
          </table:table-cell>
          <table:table-cell office:value-type="float" office:value="0.968550761122536">
            <text:p>0.9685507611</text:p>
          </table:table-cell>
          <table:table-cell office:value-type="float" office:value="17.5362160638568">
            <text:p>17.53621606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5060">
            <text:p>15060</text:p>
          </table:table-cell>
          <table:table-cell office:value-type="float" office:value="25296">
            <text:p>25296</text:p>
          </table:table-cell>
          <table:table-cell office:value-type="float" office:value="613.875">
            <text:p>613.875</text:p>
          </table:table-cell>
          <table:table-cell office:value-type="float" office:value="19.625">
            <text:p>19.625</text:p>
          </table:table-cell>
          <table:table-cell office:value-type="float" office:value="-151.625">
            <text:p>-151.625</text:p>
          </table:table-cell>
          <table:table-cell office:value-type="float" office:value="0.0582755838238086">
            <text:p>0.0582755838</text:p>
          </table:table-cell>
          <table:table-cell office:value-type="float" office:value="0.0013031208499336">
            <text:p>0.0013031208</text:p>
          </table:table-cell>
          <table:table-cell office:value-type="float" office:value="-0.00599403067678684">
            <text:p>-0.0059940307</text:p>
          </table:table-cell>
          <table:table-cell office:value-type="float" office:value="1.21062078897654">
            <text:p>1.210620789</text:p>
          </table:table-cell>
          <table:table-cell office:value-type="float" office:value="1.00456425129771">
            <text:p>1.0045642513</text:p>
          </table:table-cell>
          <table:table-cell office:value-type="float" office:value="0.979091312302604">
            <text:p>0.9790913123</text:p>
          </table:table-cell>
          <table:table-cell office:value-type="float" office:value="12.2376004163749">
            <text:p>12.2376004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0175">
            <text:p>10175</text:p>
          </table:table-cell>
          <table:table-cell office:value-type="float" office:value="14828">
            <text:p>14828</text:p>
          </table:table-cell>
          <table:table-cell office:value-type="float" office:value="24787">
            <text:p>24787</text:p>
          </table:table-cell>
          <table:table-cell office:value-type="float" office:value="-248.875">
            <text:p>-248.875</text:p>
          </table:table-cell>
          <table:table-cell office:value-type="float" office:value="-50.75">
            <text:p>-50.75</text:p>
          </table:table-cell>
          <table:table-cell office:value-type="float" office:value="-92.375">
            <text:p>-92.375</text:p>
          </table:table-cell>
          <table:table-cell office:value-type="float" office:value="-0.0244594594594595">
            <text:p>-0.0244594595</text:p>
          </table:table-cell>
          <table:table-cell office:value-type="float" office:value="-0.00342257890477475">
            <text:p>-0.0034225789</text:p>
          </table:table-cell>
          <table:table-cell office:value-type="float" office:value="-0.00372675192641304">
            <text:p>-0.0037267519</text:p>
          </table:table-cell>
          <table:table-cell office:value-type="float" office:value="0.915564491599708">
            <text:p>0.9155644916</text:p>
          </table:table-cell>
          <table:table-cell office:value-type="float" office:value="0.988043933364153">
            <text:p>0.9880439334</text:p>
          </table:table-cell>
          <table:table-cell office:value-type="float" office:value="0.9869835900702">
            <text:p>0.9869835901</text:p>
          </table:table-cell>
          <table:table-cell office:value-type="float" office:value="-27.9906100368053">
            <text:p>-27.9906100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06">
            <text:p>306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1104">
            <text:p>11104</text:p>
          </table:table-cell>
          <table:table-cell office:value-type="float" office:value="15136">
            <text:p>15136</text:p>
          </table:table-cell>
          <table:table-cell office:value-type="float" office:value="23608">
            <text:p>23608</text:p>
          </table:table-cell>
          <table:table-cell office:value-type="float" office:value="63.5">
            <text:p>63.5</text:p>
          </table:table-cell>
          <table:table-cell office:value-type="float" office:value="199.625">
            <text:p>199.625</text:p>
          </table:table-cell>
          <table:table-cell office:value-type="float" office:value="79.75">
            <text:p>79.75</text:p>
          </table:table-cell>
          <table:table-cell office:value-type="float" office:value="0.00571865994236311">
            <text:p>0.0057186599</text:p>
          </table:table-cell>
          <table:table-cell office:value-type="float" office:value="0.0131887552854123">
            <text:p>0.0131887553</text:p>
          </table:table-cell>
          <table:table-cell office:value-type="float" office:value="0.00337809217214504">
            <text:p>0.0033780922</text:p>
          </table:table-cell>
          <table:table-cell office:value-type="float" office:value="1.02007940781848">
            <text:p>1.0200794078</text:p>
          </table:table-cell>
          <table:table-cell office:value-type="float" office:value="1.04650157230026">
            <text:p>1.0465015723</text:p>
          </table:table-cell>
          <table:table-cell office:value-type="float" office:value="1.01184568915569">
            <text:p>1.01184568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0255">
            <text:p>10255</text:p>
          </table:table-cell>
          <table:table-cell office:value-type="float" office:value="15164">
            <text:p>15164</text:p>
          </table:table-cell>
          <table:table-cell office:value-type="float" office:value="21868">
            <text:p>21868</text:p>
          </table:table-cell>
          <table:table-cell office:value-type="float" office:value="-244.75">
            <text:p>-244.75</text:p>
          </table:table-cell>
          <table:table-cell office:value-type="float" office:value="89.25">
            <text:p>89.25</text:p>
          </table:table-cell>
          <table:table-cell office:value-type="float" office:value="-25.125">
            <text:p>-25.125</text:p>
          </table:table-cell>
          <table:table-cell office:value-type="float" office:value="-0.0238664066309118">
            <text:p>-0.0238664066</text:p>
          </table:table-cell>
          <table:table-cell office:value-type="float" office:value="0.00588565022421525">
            <text:p>0.0058856502</text:p>
          </table:table-cell>
          <table:table-cell office:value-type="float" office:value="-0.00114893908907993">
            <text:p>-0.0011489391</text:p>
          </table:table-cell>
          <table:table-cell office:value-type="float" office:value="0.917584003308134">
            <text:p>0.9175840033</text:p>
          </table:table-cell>
          <table:table-cell office:value-type="float" office:value="1.02066767190673">
            <text:p>1.0206676719</text:p>
          </table:table-cell>
          <table:table-cell office:value-type="float" office:value="0.99598130050784">
            <text:p>0.9959813005</text:p>
          </table:table-cell>
          <table:table-cell office:value-type="float" office:value="-28.6948271921217">
            <text:p>-28.69482719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9625">
            <text:p>9625</text:p>
          </table:table-cell>
          <table:table-cell office:value-type="float" office:value="15264">
            <text:p>15264</text:p>
          </table:table-cell>
          <table:table-cell office:value-type="float" office:value="24826">
            <text:p>24826</text:p>
          </table:table-cell>
          <table:table-cell office:value-type="float" office:value="-376.875">
            <text:p>-376.875</text:p>
          </table:table-cell>
          <table:table-cell office:value-type="float" office:value="552">
            <text:p>552</text:p>
          </table:table-cell>
          <table:table-cell office:value-type="float" office:value="70.125">
            <text:p>70.125</text:p>
          </table:table-cell>
          <table:table-cell office:value-type="float" office:value="-0.0391558441558442">
            <text:p>-0.0391558442</text:p>
          </table:table-cell>
          <table:table-cell office:value-type="float" office:value="0.0361635220125786">
            <text:p>0.036163522</text:p>
          </table:table-cell>
          <table:table-cell office:value-type="float" office:value="0.00282465963103198">
            <text:p>0.0028246596</text:p>
          </table:table-cell>
          <table:table-cell office:value-type="float" office:value="0.865959578512397">
            <text:p>0.8659595785</text:p>
          </table:table-cell>
          <table:table-cell office:value-type="float" office:value="1.12913561567976">
            <text:p>1.1291356157</text:p>
          </table:table-cell>
          <table:table-cell office:value-type="float" office:value="1.00990194696459">
            <text:p>1.009901947</text:p>
          </table:table-cell>
          <table:table-cell office:value-type="float" office:value="-17.3533855727751">
            <text:p>-17.3533855728</text:p>
          </table:table-cell>
          <table:table-cell office:value-type="float" office:value="19.5115480148192">
            <text:p>19.5115480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0850">
            <text:p>10850</text:p>
          </table:table-cell>
          <table:table-cell office:value-type="float" office:value="16430">
            <text:p>16430</text:p>
          </table:table-cell>
          <table:table-cell office:value-type="float" office:value="23790">
            <text:p>23790</text:p>
          </table:table-cell>
          <table:table-cell office:value-type="float" office:value="-323.25">
            <text:p>-323.25</text:p>
          </table:table-cell>
          <table:table-cell office:value-type="float" office:value="139.125">
            <text:p>139.125</text:p>
          </table:table-cell>
          <table:table-cell office:value-type="float" office:value="-0.5">
            <text:p>-0.5</text:p>
          </table:table-cell>
          <table:table-cell office:value-type="float" office:value="-0.0297926267281106">
            <text:p>-0.0297926267</text:p>
          </table:table-cell>
          <table:table-cell office:value-type="float" office:value="0.00846774193548387">
            <text:p>0.0084677419</text:p>
          </table:table-cell>
          <table:table-cell table:style-name="ce17" office:value-type="float" office:value="-0.0000210172341319882">
            <text:p>-2.10E-005</text:p>
          </table:table-cell>
          <table:table-cell office:value-type="float" office:value="0.89746550364204">
            <text:p>0.8974655036</text:p>
          </table:table-cell>
          <table:table-cell office:value-type="float" office:value="1.02977763397503">
            <text:p>1.029777634</text:p>
          </table:table-cell>
          <table:table-cell office:value-type="float" office:value="0.999926440546317">
            <text:p>0.9999264405</text:p>
          </table:table-cell>
          <table:table-cell office:value-type="float" office:value="-22.9174084214301">
            <text:p>-22.91740842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12">
            <text:p>312</text:p>
          </table:table-cell>
          <table:table-cell office:value-type="float" office:value="11200">
            <text:p>11200</text:p>
          </table:table-cell>
          <table:table-cell office:value-type="float" office:value="15732">
            <text:p>15732</text:p>
          </table:table-cell>
          <table:table-cell office:value-type="float" office:value="24190">
            <text:p>24190</text:p>
          </table:table-cell>
          <table:table-cell office:value-type="float" office:value="-121.375">
            <text:p>-121.375</text:p>
          </table:table-cell>
          <table:table-cell office:value-type="float" office:value="575">
            <text:p>575</text:p>
          </table:table-cell>
          <table:table-cell office:value-type="float" office:value="980.875">
            <text:p>980.875</text:p>
          </table:table-cell>
          <table:table-cell office:value-type="float" office:value="-0.0108370535714286">
            <text:p>-0.0108370536</text:p>
          </table:table-cell>
          <table:table-cell office:value-type="float" office:value="0.0365497076023392">
            <text:p>0.0365497076</text:p>
          </table:table-cell>
          <table:table-cell office:value-type="float" office:value="0.0405487804878049">
            <text:p>0.0405487805</text:p>
          </table:table-cell>
          <table:table-cell office:value-type="float" office:value="0.962300498291016">
            <text:p>0.9623004983</text:p>
          </table:table-cell>
          <table:table-cell office:value-type="float" office:value="1.13054230361479">
            <text:p>1.1305423036</text:p>
          </table:table-cell>
          <table:table-cell office:value-type="float" office:value="1.14514337076145">
            <text:p>1.1451433708</text:p>
          </table:table-cell>
          <table:table-cell office:value-type="float" office:value="0">
            <text:p>0</text:p>
          </table:table-cell>
          <table:table-cell office:value-type="float" office:value="19.3090069677321">
            <text:p>19.3090069677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8832">
            <text:p>8832</text:p>
          </table:table-cell>
          <table:table-cell office:value-type="float" office:value="14720">
            <text:p>14720</text:p>
          </table:table-cell>
          <table:table-cell office:value-type="float" office:value="23348">
            <text:p>23348</text:p>
          </table:table-cell>
          <table:table-cell office:value-type="float" office:value="-4.75">
            <text:p>-4.75</text:p>
          </table:table-cell>
          <table:table-cell office:value-type="float" office:value="6.5">
            <text:p>6.5</text:p>
          </table:table-cell>
          <table:table-cell office:value-type="float" office:value="390">
            <text:p>390</text:p>
          </table:table-cell>
          <table:table-cell office:value-type="float" office:value="-0.000537817028985507">
            <text:p>-0.000537817</text:p>
          </table:table-cell>
          <table:table-cell office:value-type="float" office:value="0.000441576086956522">
            <text:p>0.0004415761</text:p>
          </table:table-cell>
          <table:table-cell office:value-type="float" office:value="0.0167037861915368">
            <text:p>0.0167037862</text:p>
          </table:table-cell>
          <table:table-cell office:value-type="float" office:value="0.998118207322978">
            <text:p>0.9981182073</text:p>
          </table:table-cell>
          <table:table-cell office:value-type="float" office:value="1.00154589848365">
            <text:p>1.0015458985</text:p>
          </table:table-cell>
          <table:table-cell office:value-type="float" office:value="1.05901012395772">
            <text:p>1.059010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1">
            <text:p>321</text:p>
          </table:table-cell>
          <table:table-cell office:value-type="float" office:value="10290">
            <text:p>10290</text:p>
          </table:table-cell>
          <table:table-cell office:value-type="float" office:value="15540">
            <text:p>15540</text:p>
          </table:table-cell>
          <table:table-cell office:value-type="float" office:value="26196">
            <text:p>26196</text:p>
          </table:table-cell>
          <table:table-cell office:value-type="float" office:value="-87.125">
            <text:p>-87.125</text:p>
          </table:table-cell>
          <table:table-cell office:value-type="float" office:value="1102.5">
            <text:p>1102.5</text:p>
          </table:table-cell>
          <table:table-cell office:value-type="float" office:value="1858.5">
            <text:p>1858.5</text:p>
          </table:table-cell>
          <table:table-cell office:value-type="float" office:value="-0.00846695821185617">
            <text:p>-0.0084669582</text:p>
          </table:table-cell>
          <table:table-cell table:number-columns-repeated="2" office:value-type="float" office:value="0.0709459459459459">
            <text:p>0.0709459459</text:p>
          </table:table-cell>
          <table:table-cell office:value-type="float" office:value="0.970506157445972">
            <text:p>0.9705061574</text:p>
          </table:table-cell>
          <table:table-cell table:number-columns-repeated="2" office:value-type="float" office:value="1.25817613221329">
            <text:p>1.2581761322</text:p>
          </table:table-cell>
          <table:table-cell office:value-type="float" office:value="0">
            <text:p>0</text:p>
          </table:table-cell>
          <table:table-cell table:number-columns-repeated="2" office:value-type="float" office:value="10.1126892856572">
            <text:p>10.11268928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1106">
            <text:p>11106</text:p>
          </table:table-cell>
          <table:table-cell office:value-type="float" office:value="17100">
            <text:p>17100</text:p>
          </table:table-cell>
          <table:table-cell office:value-type="float" office:value="27730">
            <text:p>27730</text:p>
          </table:table-cell>
          <table:table-cell office:value-type="float" office:value="-2">
            <text:p>-2</text:p>
          </table:table-cell>
          <table:table-cell office:value-type="float" office:value="720">
            <text:p>720</text:p>
          </table:table-cell>
          <table:table-cell office:value-type="float" office:value="1438.125">
            <text:p>1438.125</text:p>
          </table:table-cell>
          <table:table-cell office:value-type="float" office:value="-0.000180082838105529">
            <text:p>-0.0001800828</text:p>
          </table:table-cell>
          <table:table-cell office:value-type="float" office:value="0.0421052631578947">
            <text:p>0.0421052632</text:p>
          </table:table-cell>
          <table:table-cell office:value-type="float" office:value="0.0518617021276596">
            <text:p>0.0518617021</text:p>
          </table:table-cell>
          <table:table-cell office:value-type="float" office:value="0.999369773629095">
            <text:p>0.9993697736</text:p>
          </table:table-cell>
          <table:table-cell office:value-type="float" office:value="1.1508432132964">
            <text:p>1.1508432133</text:p>
          </table:table-cell>
          <table:table-cell office:value-type="float" office:value="1.18678764429606">
            <text:p>1.1867876443</text:p>
          </table:table-cell>
          <table:table-cell office:value-type="float" office:value="0">
            <text:p>0</text:p>
          </table:table-cell>
          <table:table-cell office:value-type="float" office:value="16.8064369094109">
            <text:p>16.8064369094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11268">
            <text:p>11268</text:p>
          </table:table-cell>
          <table:table-cell office:value-type="float" office:value="17536">
            <text:p>17536</text:p>
          </table:table-cell>
          <table:table-cell office:value-type="float" office:value="28025">
            <text:p>28025</text:p>
          </table:table-cell>
          <table:table-cell office:value-type="float" office:value="267.625">
            <text:p>267.625</text:p>
          </table:table-cell>
          <table:table-cell office:value-type="float" office:value="612">
            <text:p>612</text:p>
          </table:table-cell>
          <table:table-cell office:value-type="float" office:value="1519.25">
            <text:p>1519.25</text:p>
          </table:table-cell>
          <table:table-cell office:value-type="float" office:value="0.0237508874689386">
            <text:p>0.0237508875</text:p>
          </table:table-cell>
          <table:table-cell office:value-type="float" office:value="0.0348996350364964">
            <text:p>0.034899635</text:p>
          </table:table-cell>
          <table:table-cell office:value-type="float" office:value="0.0542105263157895">
            <text:p>0.0542105263</text:p>
          </table:table-cell>
          <table:table-cell office:value-type="float" office:value="1.08423375126619">
            <text:p>1.0842337513</text:p>
          </table:table-cell>
          <table:table-cell office:value-type="float" office:value="1.12453597229807">
            <text:p>1.1245359723</text:p>
          </table:table-cell>
          <table:table-cell office:value-type="float" office:value="1.1954968531856">
            <text:p>1.1954968532</text:p>
          </table:table-cell>
          <table:table-cell office:value-type="float" office:value="29.5292716569816">
            <text:p>29.529271657</text:p>
          </table:table-cell>
          <table:table-cell office:value-type="float" office:value="20.2057505549431">
            <text:p>20.2057505549</text:p>
          </table:table-cell>
          <table:table-cell office:value-type="float" office:value="13.1297344634041">
            <text:p>13.12973446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1040">
            <text:p>11040</text:p>
          </table:table-cell>
          <table:table-cell office:value-type="float" office:value="17108">
            <text:p>17108</text:p>
          </table:table-cell>
          <table:table-cell office:value-type="float" office:value="29618">
            <text:p>29618</text:p>
          </table:table-cell>
          <table:table-cell office:value-type="float" office:value="596.25">
            <text:p>596.25</text:p>
          </table:table-cell>
          <table:table-cell office:value-type="float" office:value="942.5">
            <text:p>942.5</text:p>
          </table:table-cell>
          <table:table-cell office:value-type="float" office:value="1806.875">
            <text:p>1806.875</text:p>
          </table:table-cell>
          <table:table-cell office:value-type="float" office:value="0.054008152173913">
            <text:p>0.0540081522</text:p>
          </table:table-cell>
          <table:table-cell office:value-type="float" office:value="0.0550911854103343">
            <text:p>0.0550911854</text:p>
          </table:table-cell>
          <table:table-cell office:value-type="float" office:value="0.0610059760956175">
            <text:p>0.0610059761</text:p>
          </table:table-cell>
          <table:table-cell office:value-type="float" office:value="1.19474561839113">
            <text:p>1.1947456184</text:p>
          </table:table-cell>
          <table:table-cell office:value-type="float" office:value="1.19876782480761">
            <text:p>1.1987678248</text:p>
          </table:table-cell>
          <table:table-cell office:value-type="float" office:value="1.22081550540864">
            <text:p>1.2208155054</text:p>
          </table:table-cell>
          <table:table-cell office:value-type="float" office:value="13.1776568055056">
            <text:p>13.1776568055</text:p>
          </table:table-cell>
          <table:table-cell office:value-type="float" office:value="12.9252925190085">
            <text:p>12.925292519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3104">
            <text:p>13104</text:p>
          </table:table-cell>
          <table:table-cell office:value-type="float" office:value="19656">
            <text:p>19656</text:p>
          </table:table-cell>
          <table:table-cell office:value-type="float" office:value="35105">
            <text:p>35105</text:p>
          </table:table-cell>
          <table:table-cell office:value-type="float" office:value="660">
            <text:p>660</text:p>
          </table:table-cell>
          <table:table-cell office:value-type="float" office:value="990">
            <text:p>990</text:p>
          </table:table-cell>
          <table:table-cell office:value-type="float" office:value="1504.5">
            <text:p>1504.5</text:p>
          </table:table-cell>
          <table:table-cell table:number-columns-repeated="2" office:value-type="float" office:value="0.0503663003663004">
            <text:p>0.0503663004</text:p>
          </table:table-cell>
          <table:table-cell office:value-type="float" office:value="0.0428571428571429">
            <text:p>0.0428571429</text:p>
          </table:table-cell>
          <table:table-cell table:number-columns-repeated="2" office:value-type="float" office:value="1.18125410913872">
            <text:p>1.1812541091</text:p>
          </table:table-cell>
          <table:table-cell office:value-type="float" office:value="1.1536">
            <text:p>1.1536</text:p>
          </table:table-cell>
          <table:table-cell table:number-columns-repeated="2" office:value-type="float" office:value="14.1058575299391">
            <text:p>14.1058575299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650">
            <text:p>650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3403">
            <text:p>13403</text:p>
          </table:table-cell>
          <table:table-cell office:value-type="float" office:value="20475">
            <text:p>20475</text:p>
          </table:table-cell>
          <table:table-cell office:value-type="float" office:value="34515">
            <text:p>34515</text:p>
          </table:table-cell>
          <table:table-cell office:value-type="float" office:value="364">
            <text:p>364</text:p>
          </table:table-cell>
          <table:table-cell office:value-type="float" office:value="310.625">
            <text:p>310.625</text:p>
          </table:table-cell>
          <table:table-cell office:value-type="float" office:value="523.625">
            <text:p>523.625</text:p>
          </table:table-cell>
          <table:table-cell office:value-type="float" office:value="0.0271580989330747">
            <text:p>0.0271580989</text:p>
          </table:table-cell>
          <table:table-cell table:number-columns-repeated="2" office:value-type="float" office:value="0.0151709401709402">
            <text:p>0.0151709402</text:p>
          </table:table-cell>
          <table:table-cell office:value-type="float" office:value="1.09649896844757">
            <text:p>1.0964989684</text:p>
          </table:table-cell>
          <table:table-cell table:number-columns-repeated="2" office:value-type="float" office:value="1.0535493991526">
            <text:p>1.0535493992</text:p>
          </table:table-cell>
          <table:table-cell office:value-type="float" office:value="25.8676952176182">
            <text:p>25.8676952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2512">
            <text:p>12512</text:p>
          </table:table-cell>
          <table:table-cell office:value-type="float" office:value="20592">
            <text:p>20592</text:p>
          </table:table-cell>
          <table:table-cell office:value-type="float" office:value="36344">
            <text:p>36344</text:p>
          </table:table-cell>
          <table:table-cell office:value-type="float" office:value="675.75">
            <text:p>675.75</text:p>
          </table:table-cell>
          <table:table-cell office:value-type="float" office:value="370.5">
            <text:p>370.5</text:p>
          </table:table-cell>
          <table:table-cell office:value-type="float" office:value="390.875">
            <text:p>390.875</text:p>
          </table:table-cell>
          <table:table-cell office:value-type="float" office:value="0.054008152173913">
            <text:p>0.0540081522</text:p>
          </table:table-cell>
          <table:table-cell office:value-type="float" office:value="0.0179924242424242">
            <text:p>0.0179924242</text:p>
          </table:table-cell>
          <table:table-cell office:value-type="float" office:value="0.0107548701298701">
            <text:p>0.0107548701</text:p>
          </table:table-cell>
          <table:table-cell office:value-type="float" office:value="1.19474561839113">
            <text:p>1.1947456184</text:p>
          </table:table-cell>
          <table:table-cell office:value-type="float" office:value="1.06360799041552">
            <text:p>1.0636079904</text:p>
          </table:table-cell>
          <table:table-cell office:value-type="float" office:value="1.03786875322831">
            <text:p>1.0378687532</text:p>
          </table:table-cell>
          <table:table-cell office:value-type="float" office:value="13.1776568055056">
            <text:p>13.1776568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673">
            <text:p>673</text:p>
          </table:table-cell>
          <table:table-cell table:number-columns-repeated="2" office:value-type="float" office:value="337">
            <text:p>337</text:p>
          </table:table-cell>
          <table:table-cell office:value-type="float" office:value="14326">
            <text:p>14326</text:p>
          </table:table-cell>
          <table:table-cell office:value-type="float" office:value="21455">
            <text:p>21455</text:p>
          </table:table-cell>
          <table:table-cell office:value-type="float" office:value="36167">
            <text:p>36167</text:p>
          </table:table-cell>
          <table:table-cell office:value-type="float" office:value="439.125">
            <text:p>439.125</text:p>
          </table:table-cell>
          <table:table-cell office:value-type="float" office:value="472.875">
            <text:p>472.875</text:p>
          </table:table-cell>
          <table:table-cell office:value-type="float" office:value="797.25">
            <text:p>797.25</text:p>
          </table:table-cell>
          <table:table-cell office:value-type="float" office:value="0.0306523104844339">
            <text:p>0.0306523105</text:p>
          </table:table-cell>
          <table:table-cell office:value-type="float" office:value="0.0220403169424377">
            <text:p>0.0220403169</text:p>
          </table:table-cell>
          <table:table-cell office:value-type="float" office:value="0.0220435756352476">
            <text:p>0.0220435756</text:p>
          </table:table-cell>
          <table:table-cell office:value-type="float" office:value="1.10912463240607">
            <text:p>1.1091246324</text:p>
          </table:table-cell>
          <table:table-cell office:value-type="float" office:value="1.07809322941754">
            <text:p>1.0780932294</text:p>
          </table:table-cell>
          <table:table-cell office:value-type="float" office:value="1.07810491640787">
            <text:p>1.0781049164</text:p>
          </table:table-cell>
          <table:table-cell office:value-type="float" office:value="22.9580411834558">
            <text:p>22.9580411835</text:p>
          </table:table-cell>
          <table:table-cell office:value-type="float" office:value="31.7943711806276">
            <text:p>31.7943711806</text:p>
          </table:table-cell>
          <table:table-cell office:value-type="float" office:value="31.7897218951939">
            <text:p>31.789721895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5106">
            <text:p>15106</text:p>
          </table:table-cell>
          <table:table-cell office:value-type="float" office:value="23240">
            <text:p>23240</text:p>
          </table:table-cell>
          <table:table-cell office:value-type="float" office:value="38232">
            <text:p>38232</text:p>
          </table:table-cell>
          <table:table-cell office:value-type="float" office:value="424.375">
            <text:p>424.375</text:p>
          </table:table-cell>
          <table:table-cell office:value-type="float" office:value="652.875">
            <text:p>652.875</text:p>
          </table:table-cell>
          <table:table-cell office:value-type="float" office:value="487.5">
            <text:p>487.5</text:p>
          </table:table-cell>
          <table:table-cell office:value-type="float" office:value="0.0280931417979611">
            <text:p>0.0280931418</text:p>
          </table:table-cell>
          <table:table-cell office:value-type="float" office:value="0.0280927280550775">
            <text:p>0.0280927281</text:p>
          </table:table-cell>
          <table:table-cell office:value-type="float" office:value="0.0127510985561833">
            <text:p>0.0127510986</text:p>
          </table:table-cell>
          <table:table-cell office:value-type="float" office:value="1.09987287654038">
            <text:p>1.0998728765</text:p>
          </table:table-cell>
          <table:table-cell office:value-type="float" office:value="1.09987138287714">
            <text:p>1.0998713829</text:p>
          </table:table-cell>
          <table:table-cell office:value-type="float" office:value="1.04494752235485">
            <text:p>1.0449475224</text:p>
          </table:table-cell>
          <table:table-cell office:value-type="float" office:value="25.0181545518964">
            <text:p>25.0181545519</text:p>
          </table:table-cell>
          <table:table-cell office:value-type="float" office:value="25.0185179557695">
            <text:p>25.0185179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2984">
            <text:p>12984</text:p>
          </table:table-cell>
          <table:table-cell office:value-type="float" office:value="21866">
            <text:p>21866</text:p>
          </table:table-cell>
          <table:table-cell office:value-type="float" office:value="35685">
            <text:p>35685</text:p>
          </table:table-cell>
          <table:table-cell office:value-type="float" office:value="139.25">
            <text:p>139.25</text:p>
          </table:table-cell>
          <table:table-cell office:value-type="float" office:value="460.375">
            <text:p>460.375</text:p>
          </table:table-cell>
          <table:table-cell office:value-type="float" office:value="541.375">
            <text:p>541.375</text:p>
          </table:table-cell>
          <table:table-cell office:value-type="float" office:value="0.0107247381392483">
            <text:p>0.0107247381</text:p>
          </table:table-cell>
          <table:table-cell office:value-type="float" office:value="0.0210543766578249">
            <text:p>0.0210543767</text:p>
          </table:table-cell>
          <table:table-cell office:value-type="float" office:value="0.0151709401709402">
            <text:p>0.0151709402</text:p>
          </table:table-cell>
          <table:table-cell office:value-type="float" office:value="1.03776202270335">
            <text:p>1.0377620227</text:p>
          </table:table-cell>
          <table:table-cell office:value-type="float" office:value="1.07455916038423">
            <text:p>1.0745591604</text:p>
          </table:table-cell>
          <table:table-cell office:value-type="float" office:value="1.0535493991526">
            <text:p>1.0535493992</text:p>
          </table:table-cell>
          <table:table-cell office:value-type="float" office:value="0">
            <text:p>0</text:p>
          </table:table-cell>
          <table:table-cell office:value-type="float" office:value="33.2671322269069">
            <text:p>33.2671322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2672">
            <text:p>12672</text:p>
          </table:table-cell>
          <table:table-cell office:value-type="float" office:value="22940">
            <text:p>22940</text:p>
          </table:table-cell>
          <table:table-cell office:value-type="float" office:value="37576">
            <text:p>37576</text:p>
          </table:table-cell>
          <table:table-cell office:value-type="float" office:value="309.25">
            <text:p>309.25</text:p>
          </table:table-cell>
          <table:table-cell office:value-type="float" office:value="705.875">
            <text:p>705.875</text:p>
          </table:table-cell>
          <table:table-cell office:value-type="float" office:value="404.125">
            <text:p>404.125</text:p>
          </table:table-cell>
          <table:table-cell office:value-type="float" office:value="0.0244041982323232">
            <text:p>0.0244041982</text:p>
          </table:table-cell>
          <table:table-cell office:value-type="float" office:value="0.0307704882301656">
            <text:p>0.0307704882</text:p>
          </table:table-cell>
          <table:table-cell office:value-type="float" office:value="0.0107548701298701">
            <text:p>0.0107548701</text:p>
          </table:table-cell>
          <table:table-cell office:value-type="float" office:value="1.0865820010002">
            <text:p>1.086582001</text:p>
          </table:table-cell>
          <table:table-cell office:value-type="float" office:value="1.10955248177959">
            <text:p>1.1095524818</text:p>
          </table:table-cell>
          <table:table-cell office:value-type="float" office:value="1.03786875322831">
            <text:p>1.0378687532</text:p>
          </table:table-cell>
          <table:table-cell office:value-type="float" office:value="28.747965275991">
            <text:p>28.747965276</text:p>
          </table:table-cell>
          <table:table-cell office:value-type="float" office:value="22.8711858134915">
            <text:p>22.8711858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4642">
            <text:p>14642</text:p>
          </table:table-cell>
          <table:table-cell office:value-type="float" office:value="24404">
            <text:p>24404</text:p>
          </table:table-cell>
          <table:table-cell office:value-type="float" office:value="41650">
            <text:p>41650</text:p>
          </table:table-cell>
          <table:table-cell office:value-type="float" office:value="628.875">
            <text:p>628.875</text:p>
          </table:table-cell>
          <table:table-cell office:value-type="float" office:value="1048.125">
            <text:p>1048.125</text:p>
          </table:table-cell>
          <table:table-cell office:value-type="float" office:value="1785">
            <text:p>1785</text:p>
          </table:table-cell>
          <table:table-cell office:value-type="float" office:value="0.0429500751263489">
            <text:p>0.0429500751</text:p>
          </table:table-cell>
          <table:table-cell office:value-type="float" office:value="0.0429489018193739">
            <text:p>0.0429489018</text:p>
          </table:table-cell>
          <table:table-cell office:value-type="float" office:value="0.0428571428571429">
            <text:p>0.0428571429</text:p>
          </table:table-cell>
          <table:table-cell office:value-type="float" office:value="1.1539408924908">
            <text:p>1.1539408925</text:p>
          </table:table-cell>
          <table:table-cell office:value-type="float" office:value="1.15393658837609">
            <text:p>1.1539365884</text:p>
          </table:table-cell>
          <table:table-cell office:value-type="float" office:value="1.1536">
            <text:p>1.1536</text:p>
          </table:table-cell>
          <table:table-cell office:value-type="float" office:value="16.4825838722603">
            <text:p>16.4825838723</text:p>
          </table:table-cell>
          <table:table-cell office:value-type="float" office:value="16.4830248179716">
            <text:p>16.483024818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5866">
            <text:p>15866</text:p>
          </table:table-cell>
          <table:table-cell office:value-type="float" office:value="25643">
            <text:p>25643</text:p>
          </table:table-cell>
          <table:table-cell office:value-type="float" office:value="40950">
            <text:p>40950</text:p>
          </table:table-cell>
          <table:table-cell office:value-type="float" office:value="623.875">
            <text:p>623.875</text:p>
          </table:table-cell>
          <table:table-cell office:value-type="float" office:value="1245.125">
            <text:p>1245.125</text:p>
          </table:table-cell>
          <table:table-cell office:value-type="float" office:value="621.25">
            <text:p>621.25</text:p>
          </table:table-cell>
          <table:table-cell office:value-type="float" office:value="0.0393215051052565">
            <text:p>0.0393215051</text:p>
          </table:table-cell>
          <table:table-cell office:value-type="float" office:value="0.0485561361775143">
            <text:p>0.0485561362</text:p>
          </table:table-cell>
          <table:table-cell office:value-type="float" office:value="0.0151709401709402">
            <text:p>0.0151709402</text:p>
          </table:table-cell>
          <table:table-cell office:value-type="float" office:value="1.14065578216533">
            <text:p>1.1406557822</text:p>
          </table:table-cell>
          <table:table-cell office:value-type="float" office:value="1.17456756540786">
            <text:p>1.1745675654</text:p>
          </table:table-cell>
          <table:table-cell office:value-type="float" office:value="1.0535493991526">
            <text:p>1.0535493992</text:p>
          </table:table-cell>
          <table:table-cell office:value-type="float" office:value="17.9720327678665">
            <text:p>17.9720327679</text:p>
          </table:table-cell>
          <table:table-cell office:value-type="float" office:value="14.6190066370061">
            <text:p>14.619006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15154">
            <text:p>15154</text:p>
          </table:table-cell>
          <table:table-cell office:value-type="float" office:value="24886">
            <text:p>24886</text:p>
          </table:table-cell>
          <table:table-cell office:value-type="float" office:value="43120">
            <text:p>43120</text:p>
          </table:table-cell>
          <table:table-cell office:value-type="float" office:value="886.875">
            <text:p>886.875</text:p>
          </table:table-cell>
          <table:table-cell office:value-type="float" office:value="623.875">
            <text:p>623.875</text:p>
          </table:table-cell>
          <table:table-cell office:value-type="float" office:value="463.75">
            <text:p>463.75</text:p>
          </table:table-cell>
          <table:table-cell office:value-type="float" office:value="0.0585241520390656">
            <text:p>0.058524152</text:p>
          </table:table-cell>
          <table:table-cell office:value-type="float" office:value="0.0250693160813309">
            <text:p>0.0250693161</text:p>
          </table:table-cell>
          <table:table-cell office:value-type="float" office:value="0.0107548701298701">
            <text:p>0.0107548701</text:p>
          </table:table-cell>
          <table:table-cell office:value-type="float" office:value="1.21154768182564">
            <text:p>1.2115476818</text:p>
          </table:table-cell>
          <table:table-cell office:value-type="float" office:value="1.08897440867788">
            <text:p>1.0889744087</text:p>
          </table:table-cell>
          <table:table-cell office:value-type="float" office:value="1.03786875322831">
            <text:p>1.0378687532</text:p>
          </table:table-cell>
          <table:table-cell office:value-type="float" office:value="12.1870684872658">
            <text:p>12.1870684873</text:p>
          </table:table-cell>
          <table:table-cell office:value-type="float" office:value="27.9943691806666">
            <text:p>27.99436918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5840">
            <text:p>15840</text:p>
          </table:table-cell>
          <table:table-cell office:value-type="float" office:value="25536">
            <text:p>25536</text:p>
          </table:table-cell>
          <table:table-cell office:value-type="float" office:value="42910">
            <text:p>42910</text:p>
          </table:table-cell>
          <table:table-cell office:value-type="float" office:value="-3">
            <text:p>-3</text:p>
          </table:table-cell>
          <table:table-cell office:value-type="float" office:value="646.625">
            <text:p>646.625</text:p>
          </table:table-cell>
          <table:table-cell office:value-type="float" office:value="901.75">
            <text:p>901.75</text:p>
          </table:table-cell>
          <table:table-cell office:value-type="float" office:value="-0.000189393939393939">
            <text:p>-0.0001893939</text:p>
          </table:table-cell>
          <table:table-cell office:value-type="float" office:value="0.0253220942982456">
            <text:p>0.0253220943</text:p>
          </table:table-cell>
          <table:table-cell office:value-type="float" office:value="0.0210149149382428">
            <text:p>0.0210149149</text:p>
          </table:table-cell>
          <table:table-cell office:value-type="float" office:value="0.999337191517447">
            <text:p>0.9993371915</text:p>
          </table:table-cell>
          <table:table-cell office:value-type="float" office:value="1.08988409862477">
            <text:p>1.0898840986</text:p>
          </table:table-cell>
          <table:table-cell office:value-type="float" office:value="1.07441779051758">
            <text:p>1.0744177905</text:p>
          </table:table-cell>
          <table:table-cell office:value-type="float" office:value="0">
            <text:p>0</text:p>
          </table:table-cell>
          <table:table-cell office:value-type="float" office:value="27.7183460942122">
            <text:p>27.7183460942</text:p>
          </table:table-cell>
          <table:table-cell office:value-type="float" office:value="33.328954806892">
            <text:p>33.328954806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4872">
            <text:p>14872</text:p>
          </table:table-cell>
          <table:table-cell office:value-type="float" office:value="26944">
            <text:p>26944</text:p>
          </table:table-cell>
          <table:table-cell office:value-type="float" office:value="48535">
            <text:p>48535</text:p>
          </table:table-cell>
          <table:table-cell office:value-type="float" office:value="195.125">
            <text:p>195.125</text:p>
          </table:table-cell>
          <table:table-cell office:value-type="float" office:value="516.375">
            <text:p>516.375</text:p>
          </table:table-cell>
          <table:table-cell office:value-type="float" office:value="3639.5">
            <text:p>3639.5</text:p>
          </table:table-cell>
          <table:table-cell office:value-type="float" office:value="0.0131202931683701">
            <text:p>0.0131202932</text:p>
          </table:table-cell>
          <table:table-cell office:value-type="float" office:value="0.0191647491092637">
            <text:p>0.0191647491</text:p>
          </table:table-cell>
          <table:table-cell office:value-type="float" office:value="0.0749871226949624">
            <text:p>0.0749871227</text:p>
          </table:table-cell>
          <table:table-cell office:value-type="float" office:value="1.04625842459123">
            <text:p>1.0462584246</text:p>
          </table:table-cell>
          <table:table-cell office:value-type="float" office:value="1.06779650559493">
            <text:p>1.0677965056</text:p>
          </table:table-cell>
          <table:table-cell office:value-type="float" office:value="1.2734761438297">
            <text:p>1.2734761438</text:p>
          </table:table-cell>
          <table:table-cell table:number-columns-repeated="2" office:value-type="float" office:value="0">
            <text:p>0</text:p>
          </table:table-cell>
          <table:table-cell office:value-type="float" office:value="9.58594674179961">
            <text:p>9.585946741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4">
            <text:p>4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5474">
            <text:p>15474</text:p>
          </table:table-cell>
          <table:table-cell office:value-type="float" office:value="26669">
            <text:p>26669</text:p>
          </table:table-cell>
          <table:table-cell office:value-type="float" office:value="50500">
            <text:p>50500</text:p>
          </table:table-cell>
          <table:table-cell office:value-type="float" office:value="18.125">
            <text:p>18.125</text:p>
          </table:table-cell>
          <table:table-cell office:value-type="float" office:value="1644.375">
            <text:p>1644.375</text:p>
          </table:table-cell>
          <table:table-cell office:value-type="float" office:value="3113.75">
            <text:p>3113.75</text:p>
          </table:table-cell>
          <table:table-cell office:value-type="float" office:value="0.00117131963293266">
            <text:p>0.0011713196</text:p>
          </table:table-cell>
          <table:table-cell office:value-type="float" office:value="0.0616586673666054">
            <text:p>0.0616586674</text:p>
          </table:table-cell>
          <table:table-cell office:value-type="float" office:value="0.0616584158415842">
            <text:p>0.0616584158</text:p>
          </table:table-cell>
          <table:table-cell office:value-type="float" office:value="1.00410230781504">
            <text:p>1.0041023078</text:p>
          </table:table-cell>
          <table:table-cell office:value-type="float" office:value="1.22325684665551">
            <text:p>1.2232568467</text:p>
          </table:table-cell>
          <table:table-cell office:value-type="float" office:value="1.22325590552397">
            <text:p>1.2232559055</text:p>
          </table:table-cell>
          <table:table-cell office:value-type="float" office:value="0">
            <text:p>0</text:p>
          </table:table-cell>
          <table:table-cell office:value-type="float" office:value="11.5848005402246">
            <text:p>11.5848005402</text:p>
          </table:table-cell>
          <table:table-cell office:value-type="float" office:value="11.5848464124402">
            <text:p>11.584846412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15125">
            <text:p>15125</text:p>
          </table:table-cell>
          <table:table-cell office:value-type="float" office:value="26067">
            <text:p>26067</text:p>
          </table:table-cell>
          <table:table-cell office:value-type="float" office:value="49361">
            <text:p>49361</text:p>
          </table:table-cell>
          <table:table-cell office:value-type="float" office:value="479.285714285714">
            <text:p>479.2857142857</text:p>
          </table:table-cell>
          <table:table-cell office:value-type="float" office:value="2011.42857142857">
            <text:p>2011.4285714286</text:p>
          </table:table-cell>
          <table:table-cell office:value-type="float" office:value="3808.85714285714">
            <text:p>3808.8571428571</text:p>
          </table:table-cell>
          <table:table-cell office:value-type="float" office:value="0.0316883116883117">
            <text:p>0.0316883117</text:p>
          </table:table-cell>
          <table:table-cell office:value-type="float" office:value="0.0771637922057993">
            <text:p>0.0771637922</text:p>
          </table:table-cell>
          <table:table-cell office:value-type="float" office:value="0.0771632896995025">
            <text:p>0.0771632897</text:p>
          </table:table-cell>
          <table:table-cell office:value-type="float" office:value="1.1128772231405">
            <text:p>1.1128772231</text:p>
          </table:table-cell>
          <table:table-cell office:value-type="float" office:value="1.28174360434235">
            <text:p>1.2817436043</text:p>
          </table:table-cell>
          <table:table-cell office:value-type="float" office:value="1.28174169357167">
            <text:p>1.2817416936</text:p>
          </table:table-cell>
          <table:table-cell office:value-type="float" office:value="22.2186785608593">
            <text:p>22.2186785609</text:p>
          </table:table-cell>
          <table:table-cell office:value-type="float" office:value="9.3250839038915">
            <text:p>9.3250839039</text:p>
          </table:table-cell>
          <table:table-cell office:value-type="float" office:value="9.3251424290534">
            <text:p>9.325142429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14577">
            <text:p>14577</text:p>
          </table:table-cell>
          <table:table-cell office:value-type="float" office:value="30510">
            <text:p>30510</text:p>
          </table:table-cell>
          <table:table-cell office:value-type="float" office:value="60230">
            <text:p>60230</text:p>
          </table:table-cell>
          <table:table-cell office:value-type="float" office:value="0">
            <text:p>0</text:p>
          </table:table-cell>
          <table:table-cell office:value-type="float" office:value="620.833333333333">
            <text:p>620.8333333333</text:p>
          </table:table-cell>
          <table:table-cell office:value-type="float" office:value="3581.33333333333">
            <text:p>3581.3333333333</text:p>
          </table:table-cell>
          <table:table-cell office:value-type="float" office:value="0">
            <text:p>0</text:p>
          </table:table-cell>
          <table:table-cell office:value-type="float" office:value="0.0203485196110565">
            <text:p>0.0203485196</text:p>
          </table:table-cell>
          <table:table-cell office:value-type="float" office:value="0.0594609552271847">
            <text:p>0.0594609552</text:p>
          </table:table-cell>
          <table:table-cell office:value-type="float" office:value="0.87">
            <text:p>0.87</text:p>
          </table:table-cell>
          <table:table-cell office:value-type="float" office:value="1.07203138064941">
            <text:p>1.0720313806</text:p>
          </table:table-cell>
          <table:table-cell office:value-type="float" office:value="1.21504312948034">
            <text:p>1.2150431295</text:p>
          </table:table-cell>
          <table:table-cell office:value-type="float" office:value="0">
            <text:p>0</text:p>
          </table:table-cell>
          <table:table-cell office:value-type="float" office:value="34.4091745501089">
            <text:p>34.4091745501</text:p>
          </table:table-cell>
          <table:table-cell office:value-type="float" office:value="12.0004194733983">
            <text:p>12.000419473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4050">
            <text:p>14050</text:p>
          </table:table-cell>
          <table:table-cell office:value-type="float" office:value="32239">
            <text:p>32239</text:p>
          </table:table-cell>
          <table:table-cell office:value-type="float" office:value="65112">
            <text:p>65112</text:p>
          </table:table-cell>
          <table:table-cell table:number-columns-repeated="2" office:value-type="float" office:value="0">
            <text:p>0</text:p>
          </table:table-cell>
          <table:table-cell office:value-type="float" office:value="3076">
            <text:p>30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2416758815579">
            <text:p>0.0472416759</text:p>
          </table:table-cell>
          <table:table-cell office:value-type="float" office:value="0.87">
            <text:p>0.87</text:p>
          </table:table-cell>
          <table:table-cell office:value-type="float" office:value="1.18">
            <text:p>1.18</text:p>
          </table:table-cell>
          <table:table-cell office:value-type="float" office:value="1.16972014642805">
            <text:p>1.1697201464</text:p>
          </table:table-cell>
          <table:table-cell table:number-columns-repeated="2" office:value-type="float" office:value="0">
            <text:p>0</text:p>
          </table:table-cell>
          <table:table-cell office:value-type="float" office:value="15.0162738509092">
            <text:p>15.016273850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3541">
            <text:p>13541</text:p>
          </table:table-cell>
          <table:table-cell office:value-type="float" office:value="32377">
            <text:p>32377</text:p>
          </table:table-cell>
          <table:table-cell office:value-type="float" office:value="70372">
            <text:p>70372</text:p>
          </table:table-cell>
          <table:table-cell office:value-type="float" office:value="0">
            <text:p>0</text:p>
          </table:table-cell>
          <table:table-cell office:value-type="float" office:value="1080.75">
            <text:p>1080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3801772863452">
            <text:p>0.0333801773</text:p>
          </table:table-cell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1901452352412">
            <text:p>1.1190145235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21.1099106393738">
            <text:p>21.1099106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5">
            <text:p>5</text:p>
          </table:table-cell>
          <table:table-cell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613">
            <text:p>613</text:p>
          </table:table-cell>
          <table:table-cell office:value-type="float" office:value="13051">
            <text:p>13051</text:p>
          </table:table-cell>
          <table:table-cell office:value-type="float" office:value="33832">
            <text:p>33832</text:p>
          </table:table-cell>
          <table:table-cell office:value-type="float" office:value="76056">
            <text:p>76056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5">
            <text:p>5</text:p>
          </table:table-cell>
          <table:table-cell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648">
            <text:p>648</text:p>
          </table:table-cell>
          <table:table-cell office:value-type="float" office:value="12578">
            <text:p>12578</text:p>
          </table:table-cell>
          <table:table-cell office:value-type="float" office:value="35314">
            <text:p>35314</text:p>
          </table:table-cell>
          <table:table-cell office:value-type="float" office:value="82200">
            <text:p>82200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8">
            <text:p>1.18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0.25">
            <text:p>140.25</text:p>
          </table:table-cell>
          <table:table-cell office:value-type="float" office:value="6464.75">
            <text:p>6464.75</text:p>
          </table:table-cell>
          <table:table-cell office:value-type="float" office:value="25152.25">
            <text:p>25152.25</text:p>
          </table:table-cell>
          <table:table-cell office:value-type="float" office:value="19.6725">
            <text:p>19.6725</text:p>
          </table:table-cell>
          <table:table-cell table:number-columns-repeated="3" office:value-type="float" office:value="5">
            <text:p>5</text:p>
          </table:table-cell>
          <table:table-cell office:value-type="float" office:value="541">
            <text:p>541</text:p>
          </table:table-cell>
          <table:table-cell office:value-type="float" office:value="744">
            <text:p>744</text:p>
          </table:table-cell>
          <table:table-cell office:value-type="float" office:value="541">
            <text:p>541</text:p>
          </table:table-cell>
          <table:table-cell office:value-type="float" office:value="12123">
            <text:p>12123</text:p>
          </table:table-cell>
          <table:table-cell office:value-type="float" office:value="36947">
            <text:p>36947</text:p>
          </table:table-cell>
          <table:table-cell office:value-type="float" office:value="88839">
            <text:p>8883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7">
            <text:p>1.17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43.666666666667">
            <text:p>143.6666666667</text:p>
          </table:table-cell>
          <table:table-cell office:value-type="float" office:value="6596">
            <text:p>6596</text:p>
          </table:table-cell>
          <table:table-cell office:value-type="float" office:value="29263.6666666667">
            <text:p>29263.6666666667</text:p>
          </table:table-cell>
          <table:table-cell office:value-type="float" office:value="19.0433333333333">
            <text:p>19.04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28">
            <text:p>528</text:p>
          </table:table-cell>
          <table:table-cell office:value-type="float" office:value="11684">
            <text:p>11684</text:p>
          </table:table-cell>
          <table:table-cell office:value-type="float" office:value="38377">
            <text:p>38377</text:p>
          </table:table-cell>
          <table:table-cell office:value-type="float" office:value="96016">
            <text:p>96016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3">
            <text:p>1.03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1.03">
            <text:p>1.03</text:p>
          </table:table-cell>
          <table:table-cell office:value-type="float" office:value="1.28">
            <text:p>1.28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.4">
            <text:p>19.4</text:p>
          </table:table-cell>
          <table:table-cell office:value-type="float" office:value="33.8">
            <text:p>33.8</text:p>
          </table:table-cell>
          <table:table-cell office:value-type="float" office:value="40.2">
            <text:p>40.2</text:p>
          </table:table-cell>
          <table:table-cell office:value-type="float" office:value="19228">
            <text:p>19228</text:p>
          </table:table-cell>
          <table:table-cell office:value-type="float" office:value="20030">
            <text:p>20030</text:p>
          </table:table-cell>
          <table:table-cell office:value-type="float" office:value="23801">
            <text:p>238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2:44.03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115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94">
                <text:p>9194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122">
                <text:p>9122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705">
                <text:p>8705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165">
                <text:p>9165</text:p>
              </table:table-cell>
              <table:table-cell office:value-type="float" office:value="12320">
                <text:p>12320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265">
                <text:p>9265</text:p>
              </table:table-cell>
              <table:table-cell office:value-type="float" office:value="12085">
                <text:p>12085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038">
                <text:p>9038</text:p>
              </table:table-cell>
              <table:table-cell office:value-type="float" office:value="12840">
                <text:p>12840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826">
                <text:p>8826</text:p>
              </table:table-cell>
              <table:table-cell office:value-type="float" office:value="11642">
                <text:p>11642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360">
                <text:p>8360</text:p>
              </table:table-cell>
              <table:table-cell office:value-type="float" office:value="11437">
                <text:p>11437</text:p>
              </table:table-cell>
              <table:table-cell office:value-type="float" office:value="16605">
                <text:p>1660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290">
                <text:p>8290</text:p>
              </table:table-cell>
              <table:table-cell office:value-type="float" office:value="11662">
                <text:p>11662</text:p>
              </table:table-cell>
              <table:table-cell office:value-type="float" office:value="16529">
                <text:p>1652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565">
                <text:p>11565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078">
                <text:p>8078</text:p>
              </table:table-cell>
              <table:table-cell office:value-type="float" office:value="11136">
                <text:p>11136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360">
                <text:p>8360</text:p>
              </table:table-cell>
              <table:table-cell office:value-type="float" office:value="10838">
                <text:p>10838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70">
                <text:p>8270</text:p>
              </table:table-cell>
              <table:table-cell office:value-type="float" office:value="11860">
                <text:p>11860</text:p>
              </table:table-cell>
              <table:table-cell office:value-type="float" office:value="16455">
                <text:p>1645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150">
                <text:p>11150</text:p>
              </table:table-cell>
              <table:table-cell office:value-type="float" office:value="17243">
                <text:p>1724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34">
                <text:p>8134</text:p>
              </table:table-cell>
              <table:table-cell office:value-type="float" office:value="10427">
                <text:p>10427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61">
                <text:p>7961</text:p>
              </table:table-cell>
              <table:table-cell office:value-type="float" office:value="10729">
                <text:p>10729</text:p>
              </table:table-cell>
              <table:table-cell office:value-type="float" office:value="14687">
                <text:p>1468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96">
                <text:p>7896</text:p>
              </table:table-cell>
              <table:table-cell office:value-type="float" office:value="10533">
                <text:p>10533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07">
                <text:p>8007</text:p>
              </table:table-cell>
              <table:table-cell office:value-type="float" office:value="10312">
                <text:p>10312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178">
                <text:p>8178</text:p>
              </table:table-cell>
              <table:table-cell office:value-type="float" office:value="10584">
                <text:p>10584</text:p>
              </table:table-cell>
              <table:table-cell office:value-type="float" office:value="15695">
                <text:p>1569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308">
                <text:p>7308</text:p>
              </table:table-cell>
              <table:table-cell office:value-type="float" office:value="10923">
                <text:p>10923</text:p>
              </table:table-cell>
              <table:table-cell office:value-type="float" office:value="17182">
                <text:p>1718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664">
                <text:p>11664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82">
                <text:p>7782</text:p>
              </table:table-cell>
              <table:table-cell office:value-type="float" office:value="11088">
                <text:p>11088</text:p>
              </table:table-cell>
              <table:table-cell office:value-type="float" office:value="16041">
                <text:p>1604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330">
                <text:p>11330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08">
                <text:p>7308</text:p>
              </table:table-cell>
              <table:table-cell office:value-type="float" office:value="11548">
                <text:p>11548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504">
                <text:p>11504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338">
                <text:p>11338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260">
                <text:p>8260</text:p>
              </table:table-cell>
              <table:table-cell office:value-type="float" office:value="11372">
                <text:p>11372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709">
                <text:p>8709</text:p>
              </table:table-cell>
              <table:table-cell office:value-type="float" office:value="11938">
                <text:p>11938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905">
                <text:p>8905</text:p>
              </table:table-cell>
              <table:table-cell office:value-type="float" office:value="11504">
                <text:p>11504</text:p>
              </table:table-cell>
              <table:table-cell office:value-type="float" office:value="15836">
                <text:p>1583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642">
                <text:p>8642</text:p>
              </table:table-cell>
              <table:table-cell office:value-type="float" office:value="11226">
                <text:p>11226</text:p>
              </table:table-cell>
              <table:table-cell office:value-type="float" office:value="17290">
                <text:p>1729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08">
                <text:p>8608</text:p>
              </table:table-cell>
              <table:table-cell office:value-type="float" office:value="11282">
                <text:p>11282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372">
                <text:p>11372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35">
                <text:p>8635</text:p>
              </table:table-cell>
              <table:table-cell office:value-type="float" office:value="11362">
                <text:p>11362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220">
                <text:p>8220</text:p>
              </table:table-cell>
              <table:table-cell office:value-type="float" office:value="12300">
                <text:p>123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821">
                <text:p>12821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43">
                <text:p>8543</text:p>
              </table:table-cell>
              <table:table-cell office:value-type="float" office:value="11865">
                <text:p>11865</text:p>
              </table:table-cell>
              <table:table-cell office:value-type="float" office:value="16923">
                <text:p>1692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516">
                <text:p>8516</text:p>
              </table:table-cell>
              <table:table-cell office:value-type="float" office:value="11952">
                <text:p>11952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0">
                <text:p>8220</text:p>
              </table:table-cell>
              <table:table-cell office:value-type="float" office:value="11656">
                <text:p>11656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2033">
                <text:p>12033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840">
                <text:p>11840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86">
                <text:p>8886</text:p>
              </table:table-cell>
              <table:table-cell office:value-type="float" office:value="12788">
                <text:p>12788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652">
                <text:p>13652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543">
                <text:p>12543</text:p>
              </table:table-cell>
              <table:table-cell office:value-type="float" office:value="20688">
                <text:p>206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4000">
                <text:p>14000</text:p>
              </table:table-cell>
              <table:table-cell office:value-type="float" office:value="21078">
                <text:p>2107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802">
                <text:p>8802</text:p>
              </table:table-cell>
              <table:table-cell office:value-type="float" office:value="14958">
                <text:p>14958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595">
                <text:p>14595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998">
                <text:p>14998</text:p>
              </table:table-cell>
              <table:table-cell office:value-type="float" office:value="26173">
                <text:p>261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4750">
                <text:p>14750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5434">
                <text:p>15434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436">
                <text:p>15436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5060">
                <text:p>15060</text:p>
              </table:table-cell>
              <table:table-cell office:value-type="float" office:value="25296">
                <text:p>2529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75">
                <text:p>10175</text:p>
              </table:table-cell>
              <table:table-cell office:value-type="float" office:value="14828">
                <text:p>14828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5136">
                <text:p>15136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0255">
                <text:p>10255</text:p>
              </table:table-cell>
              <table:table-cell office:value-type="float" office:value="15164">
                <text:p>15164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9625">
                <text:p>9625</text:p>
              </table:table-cell>
              <table:table-cell office:value-type="float" office:value="15264">
                <text:p>15264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0850">
                <text:p>10850</text:p>
              </table:table-cell>
              <table:table-cell office:value-type="float" office:value="16430">
                <text:p>16430</text:p>
              </table:table-cell>
              <table:table-cell office:value-type="float" office:value="23790">
                <text:p>2379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1200">
                <text:p>11200</text:p>
              </table:table-cell>
              <table:table-cell office:value-type="float" office:value="15732">
                <text:p>15732</text:p>
              </table:table-cell>
              <table:table-cell office:value-type="float" office:value="24190">
                <text:p>2419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832">
                <text:p>8832</text:p>
              </table:table-cell>
              <table:table-cell office:value-type="float" office:value="14720">
                <text:p>14720</text:p>
              </table:table-cell>
              <table:table-cell office:value-type="float" office:value="23348">
                <text:p>2334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290">
                <text:p>10290</text:p>
              </table:table-cell>
              <table:table-cell office:value-type="float" office:value="15540">
                <text:p>15540</text:p>
              </table:table-cell>
              <table:table-cell office:value-type="float" office:value="26196">
                <text:p>2619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106">
                <text:p>11106</text:p>
              </table:table-cell>
              <table:table-cell office:value-type="float" office:value="17100">
                <text:p>17100</text:p>
              </table:table-cell>
              <table:table-cell office:value-type="float" office:value="27730">
                <text:p>2773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1268">
                <text:p>11268</text:p>
              </table:table-cell>
              <table:table-cell office:value-type="float" office:value="17536">
                <text:p>17536</text:p>
              </table:table-cell>
              <table:table-cell office:value-type="float" office:value="28025">
                <text:p>2802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1040">
                <text:p>11040</text:p>
              </table:table-cell>
              <table:table-cell office:value-type="float" office:value="17108">
                <text:p>17108</text:p>
              </table:table-cell>
              <table:table-cell office:value-type="float" office:value="29618">
                <text:p>2961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104">
                <text:p>13104</text:p>
              </table:table-cell>
              <table:table-cell office:value-type="float" office:value="19656">
                <text:p>19656</text:p>
              </table:table-cell>
              <table:table-cell office:value-type="float" office:value="35105">
                <text:p>3510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3403">
                <text:p>13403</text:p>
              </table:table-cell>
              <table:table-cell office:value-type="float" office:value="20475">
                <text:p>20475</text:p>
              </table:table-cell>
              <table:table-cell office:value-type="float" office:value="34515">
                <text:p>3451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2512">
                <text:p>12512</text:p>
              </table:table-cell>
              <table:table-cell office:value-type="float" office:value="20592">
                <text:p>20592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326">
                <text:p>14326</text:p>
              </table:table-cell>
              <table:table-cell office:value-type="float" office:value="21455">
                <text:p>21455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106">
                <text:p>15106</text:p>
              </table:table-cell>
              <table:table-cell office:value-type="float" office:value="23240">
                <text:p>23240</text:p>
              </table:table-cell>
              <table:table-cell office:value-type="float" office:value="38232">
                <text:p>3823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984">
                <text:p>12984</text:p>
              </table:table-cell>
              <table:table-cell office:value-type="float" office:value="21866">
                <text:p>21866</text:p>
              </table:table-cell>
              <table:table-cell office:value-type="float" office:value="35685">
                <text:p>3568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672">
                <text:p>12672</text:p>
              </table:table-cell>
              <table:table-cell office:value-type="float" office:value="22940">
                <text:p>22940</text:p>
              </table:table-cell>
              <table:table-cell office:value-type="float" office:value="37576">
                <text:p>3757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4642">
                <text:p>14642</text:p>
              </table:table-cell>
              <table:table-cell office:value-type="float" office:value="24404">
                <text:p>24404</text:p>
              </table:table-cell>
              <table:table-cell office:value-type="float" office:value="41650">
                <text:p>4165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5866">
                <text:p>15866</text:p>
              </table:table-cell>
              <table:table-cell office:value-type="float" office:value="25643">
                <text:p>25643</text:p>
              </table:table-cell>
              <table:table-cell office:value-type="float" office:value="40950">
                <text:p>4095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5154">
                <text:p>15154</text:p>
              </table:table-cell>
              <table:table-cell office:value-type="float" office:value="24886">
                <text:p>24886</text:p>
              </table:table-cell>
              <table:table-cell office:value-type="float" office:value="43120">
                <text:p>4312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840">
                <text:p>15840</text:p>
              </table:table-cell>
              <table:table-cell office:value-type="float" office:value="25536">
                <text:p>25536</text:p>
              </table:table-cell>
              <table:table-cell office:value-type="float" office:value="42910">
                <text:p>42910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872">
                <text:p>14872</text:p>
              </table:table-cell>
              <table:table-cell office:value-type="float" office:value="26944">
                <text:p>26944</text:p>
              </table:table-cell>
              <table:table-cell office:value-type="float" office:value="48535">
                <text:p>4853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5474">
                <text:p>15474</text:p>
              </table:table-cell>
              <table:table-cell office:value-type="float" office:value="26669">
                <text:p>26669</text:p>
              </table:table-cell>
              <table:table-cell office:value-type="float" office:value="50500">
                <text:p>5050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5125">
                <text:p>15125</text:p>
              </table:table-cell>
              <table:table-cell office:value-type="float" office:value="26067">
                <text:p>26067</text:p>
              </table:table-cell>
              <table:table-cell office:value-type="float" office:value="49361">
                <text:p>4936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4577">
                <text:p>14577</text:p>
              </table:table-cell>
              <table:table-cell office:value-type="float" office:value="30510">
                <text:p>30510</text:p>
              </table:table-cell>
              <table:table-cell office:value-type="float" office:value="60230">
                <text:p>6023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4050">
                <text:p>14050</text:p>
              </table:table-cell>
              <table:table-cell office:value-type="float" office:value="32239">
                <text:p>32239</text:p>
              </table:table-cell>
              <table:table-cell office:value-type="float" office:value="65112">
                <text:p>6511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3541">
                <text:p>13541</text:p>
              </table:table-cell>
              <table:table-cell office:value-type="float" office:value="32377">
                <text:p>32377</text:p>
              </table:table-cell>
              <table:table-cell office:value-type="float" office:value="70372">
                <text:p>7037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3051">
                <text:p>13051</text:p>
              </table:table-cell>
              <table:table-cell office:value-type="float" office:value="33832">
                <text:p>33832</text:p>
              </table:table-cell>
              <table:table-cell office:value-type="float" office:value="76056">
                <text:p>7605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2578">
                <text:p>12578</text:p>
              </table:table-cell>
              <table:table-cell office:value-type="float" office:value="35314">
                <text:p>35314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2123">
                <text:p>12123</text:p>
              </table:table-cell>
              <table:table-cell office:value-type="float" office:value="36947">
                <text:p>36947</text:p>
              </table:table-cell>
              <table:table-cell office:value-type="float" office:value="88839">
                <text:p>8883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1684">
                <text:p>11684</text:p>
              </table:table-cell>
              <table:table-cell office:value-type="float" office:value="38377">
                <text:p>38377</text:p>
              </table:table-cell>
              <table:table-cell office:value-type="float" office:value="96016">
                <text:p>96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464.75">
                <text:p>6464.7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6725">
                <text:p>19.672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0433333333333">
                <text:p>19.0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8462243212859">
                <text:p>0.91846224321285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6730080310364">
                <text:p>0.92673008031036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51996740243148">
                <text:p>0.95199674024314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3743509605842">
                <text:p>0.9374350960584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5163062532283">
                <text:p>0.94516306253228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461615267339">
                <text:p>0.9646161526733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3080603245917">
                <text:p>0.94308060324591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4966972767689">
                <text:p>0.98496697276768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4822521516748">
                <text:p>0.9348225215167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335041361983">
                <text:p>0.983350413619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1142414096231">
                <text:p>0.98114241409623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8739380253749">
                <text:p>0.91873938025374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4912369629172">
                <text:p>0.97491236962917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6674821501696">
                <text:p>0.98667482150169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00274784381347">
                <text:p>1.0027478438134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506192934963">
                <text:p>1.0350619293496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3538246124466">
                <text:p>0.95353824612446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1938350293723">
                <text:p>0.96193835029372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43415972496925">
                <text:p>0.94341597249692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8176266455656">
                <text:p>0.92817626645565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3586605491476">
                <text:p>0.9358660549147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768795144247">
                <text:p>0.97076879514424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5710666681015">
                <text:p>0.97571066668101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107262086066">
                <text:p>1.0510726208606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827964691212">
                <text:p>1.0682796469121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8308635180531">
                <text:p>0.9883086351805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239231004493">
                <text:p>1.0923923100449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5154713495403">
                <text:p>1.0515471349540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2649772750881">
                <text:p>1.0264977275088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88308635180531">
                <text:p>0.98830863518053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2225376212548">
                <text:p>1.0222537621254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958921733853">
                <text:p>0.995892173385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0853309354396">
                <text:p>0.9608533093543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1578845161264">
                <text:p>1.0157884516126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8355111111111">
                <text:p>0.98835511111111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4885803816095">
                <text:p>0.98488580381609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181385473499">
                <text:p>1.1118138547349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181146273584">
                <text:p>1.1418114627358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07909159653">
                <text:p>1.010790915965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81400592089">
                <text:p>1.048140059208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058682097608">
                <text:p>1.0905868209760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29313211425">
                <text:p>1.0922931321142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477329544996">
                <text:p>1.024773295449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33270562102">
                <text:p>1.037332705621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362107515625">
                <text:p>1.0836210751562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1586353355391">
                <text:p>1.015863533553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33909059802">
                <text:p>1.0263390905980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043494354638">
                <text:p>1.004349435463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77450592591209">
                <text:p>0.97745059259120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9806887662507">
                <text:p>1.0980688766250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44329411033183">
                <text:p>0.94432941103318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0456425129771">
                <text:p>1.0045642512977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988043933364153">
                <text:p>0.98804393336415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4650157230026">
                <text:p>1.0465015723002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2066767190673">
                <text:p>1.0206676719067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2977763397503">
                <text:p>1.0297776339750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3054230361479">
                <text:p>1.1305423036147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0154589848365">
                <text:p>1.0015458984836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508432132964">
                <text:p>1.150843213296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453597229807">
                <text:p>1.1245359722980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876782480761">
                <text:p>1.1987678248076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125410913872">
                <text:p>1.1812541091387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535493991526">
                <text:p>1.053549399152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6360799041552">
                <text:p>1.0636079904155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7809322941754">
                <text:p>1.0780932294175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9987138287714">
                <text:p>1.0998713828771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455916038423">
                <text:p>1.0745591603842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0955248177959">
                <text:p>1.1095524817795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5393658837609">
                <text:p>1.1539365883760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7456756540786">
                <text:p>1.1745675654078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8897440867788">
                <text:p>1.0889744086778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8988409862477">
                <text:p>1.0898840986247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6779650559493">
                <text:p>1.067796505594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2325684665551">
                <text:p>1.2232568466555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28174360434235">
                <text:p>1.2817436043423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7203138064941">
                <text:p>1.0720313806494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11901452352412">
                <text:p>1.1190145235241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152.25">
                <text:p>25152.2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9263.6666666667">
                <text:p>2926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